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/>
          <table:table-cell office:value-type="string" calcext:value-type="string">
            <text:p>x'x</text:p>
          </table:table-cell>
          <table:table-cell table:number-columns-repeated="2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number-matrix-columns-spanned="4" table:number-matrix-rows-spanned="4" table:formula="of:=MMULT(TRANSPOSE([.A2:.D30]); [.A2:.D30])" office:value-type="float" office:value="711" calcext:value-type="float">
            <text:p>711</text:p>
          </table:table-cell>
          <table:table-cell office:value-type="float" office:value="553" calcext:value-type="float">
            <text:p>553</text:p>
          </table:table-cell>
          <table:table-cell office:value-type="float" office:value="559" calcext:value-type="float">
            <text:p>559</text:p>
          </table:table-cell>
          <table:table-cell office:value-type="float" office:value="620" calcext:value-type="float">
            <text:p>620</text:p>
          </table:table-cell>
          <table:table-cell table:number-columns-repeated="2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823" calcext:value-type="float">
            <text:p>823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table:number-columns-repeated="2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630" calcext:value-type="float">
            <text:p>630</text:p>
          </table:table-cell>
          <table:table-cell office:value-type="float" office:value="745" calcext:value-type="float">
            <text:p>745</text:p>
          </table:table-cell>
          <table:table-cell office:value-type="float" office:value="568" calcext:value-type="float">
            <text:p>568</text:p>
          </table:table-cell>
          <table:table-cell table:number-columns-repeated="2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620" calcext:value-type="float">
            <text:p>620</text:p>
          </table:table-cell>
          <table:table-cell office:value-type="float" office:value="568" calcext:value-type="float">
            <text:p>568</text:p>
          </table:table-cell>
          <table:table-cell office:value-type="float" office:value="808" calcext:value-type="float">
            <text:p>808</text:p>
          </table:table-cell>
          <table:table-cell table:number-columns-repeated="2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x(x'x)</text:p>
          </table:table-cell>
          <table:table-cell table:number-columns-repeated="2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matrix-columns-spanned="4" table:number-matrix-rows-spanned="29" table:formula="of:=MMULT([.A2:.D30]; MINVERSE([.F2:.I5]))" office:value-type="float" office:value="-0.00791715210553062" calcext:value-type="float">
            <text:p>-0.0079171521</text:p>
          </table:table-cell>
          <table:table-cell office:value-type="float" office:value="-0.00569814728531698" calcext:value-type="float">
            <text:p>-0.0056981473</text:p>
          </table:table-cell>
          <table:table-cell office:value-type="float" office:value="0.0181350666811513" calcext:value-type="float">
            <text:p>0.0181350667</text:p>
          </table:table-cell>
          <table:table-cell office:value-type="float" office:value="0.00264946503394994" calcext:value-type="float">
            <text:p>0.002649465</text:p>
          </table:table-cell>
          <table:table-cell table:number-columns-repeated="2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0.00469794991030555" calcext:value-type="float">
            <text:p>0.0046979499</text:p>
          </table:table-cell>
          <table:table-cell office:value-type="float" office:value="-0.00554988279024495" calcext:value-type="float">
            <text:p>-0.0055498828</text:p>
          </table:table-cell>
          <table:table-cell office:value-type="float" office:value="0.00339076674921708" calcext:value-type="float">
            <text:p>0.0033907667</text:p>
          </table:table-cell>
          <table:table-cell office:value-type="float" office:value="0.0094087164257514" calcext:value-type="float">
            <text:p>0.0094087164</text:p>
          </table:table-cell>
          <table:table-cell table:number-columns-repeated="2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-0.0030526074816777" calcext:value-type="float">
            <text:p>-0.0030526075</text:p>
          </table:table-cell>
          <table:table-cell office:value-type="float" office:value="0.0240036618790946" calcext:value-type="float">
            <text:p>0.0240036619</text:p>
          </table:table-cell>
          <table:table-cell office:value-type="float" office:value="-0.0135676153445157" calcext:value-type="float">
            <text:p>-0.0135676153</text:p>
          </table:table-cell>
          <table:table-cell office:value-type="float" office:value="-0.00406342600335834" calcext:value-type="float">
            <text:p>-0.004063426</text:p>
          </table:table-cell>
          <table:table-cell table:number-columns-repeated="2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0.0133401803475202" calcext:value-type="float">
            <text:p>0.0133401803</text:p>
          </table:table-cell>
          <table:table-cell office:value-type="float" office:value="-0.0139982815864477" calcext:value-type="float">
            <text:p>-0.0139982816</text:p>
          </table:table-cell>
          <table:table-cell office:value-type="float" office:value="-0.0015875419260694" calcext:value-type="float">
            <text:p>-0.0015875419</text:p>
          </table:table-cell>
          <table:table-cell office:value-type="float" office:value="0.0115219635917604" calcext:value-type="float">
            <text:p>0.0115219636</text:p>
          </table:table-cell>
          <table:table-cell table:number-columns-repeated="2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-0.00517237528280555" calcext:value-type="float">
            <text:p>-0.0051723753</text:p>
          </table:table-cell>
          <table:table-cell office:value-type="float" office:value="0.013405321744781" calcext:value-type="float">
            <text:p>0.0134053217</text:p>
          </table:table-cell>
          <table:table-cell office:value-type="float" office:value="-0.0202348192362556" calcext:value-type="float">
            <text:p>-0.0202348192</text:p>
          </table:table-cell>
          <table:table-cell office:value-type="float" office:value="0.0202833546036738" calcext:value-type="float">
            <text:p>0.0202833546</text:p>
          </table:table-cell>
          <table:table-cell table:number-columns-repeated="2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0.0198183503815584" calcext:value-type="float">
            <text:p>0.0198183504</text:p>
          </table:table-cell>
          <table:table-cell office:value-type="float" office:value="-0.00275416258658755" calcext:value-type="float">
            <text:p>-0.0027541626</text:p>
          </table:table-cell>
          <table:table-cell office:value-type="float" office:value="-0.0017616442441568" calcext:value-type="float">
            <text:p>-0.0017616442</text:p>
          </table:table-cell>
          <table:table-cell office:value-type="float" office:value="-0.0106178001264862" calcext:value-type="float">
            <text:p>-0.0106178001</text:p>
          </table:table-cell>
          <table:table-cell table:number-columns-repeated="2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0.00595778181564383" calcext:value-type="float">
            <text:p>0.0059577818</text:p>
          </table:table-cell>
          <table:table-cell office:value-type="float" office:value="0.00854110016055699" calcext:value-type="float">
            <text:p>0.0085411002</text:p>
          </table:table-cell>
          <table:table-cell office:value-type="float" office:value="0.00894693638762448" calcext:value-type="float">
            <text:p>0.0089469364</text:p>
          </table:table-cell>
          <table:table-cell office:value-type="float" office:value="-0.0112266914522465" calcext:value-type="float">
            <text:p>-0.0112266915</text:p>
          </table:table-cell>
          <table:table-cell table:number-columns-repeated="2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-0.00570697913215268" calcext:value-type="float">
            <text:p>-0.0057069791</text:p>
          </table:table-cell>
          <table:table-cell office:value-type="float" office:value="0.0185847935193759" calcext:value-type="float">
            <text:p>0.0185847935</text:p>
          </table:table-cell>
          <table:table-cell office:value-type="float" office:value="0.00113243728011818" calcext:value-type="float">
            <text:p>0.0011324373</text:p>
          </table:table-cell>
          <table:table-cell office:value-type="float" office:value="-0.00943993724651671" calcext:value-type="float">
            <text:p>-0.0094399372</text:p>
          </table:table-cell>
          <table:table-cell table:number-columns-repeated="2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office:value-type="float" office:value="0.0138748590590209" calcext:value-type="float">
            <text:p>0.0138748591</text:p>
          </table:table-cell>
          <table:table-cell office:value-type="float" office:value="-0.00246925295758429" calcext:value-type="float">
            <text:p>-0.002469253</text:p>
          </table:table-cell>
          <table:table-cell office:value-type="float" office:value="-0.016071464367985" calcext:value-type="float">
            <text:p>-0.0160714644</text:p>
          </table:table-cell>
          <table:table-cell office:value-type="float" office:value="0.0136845494778772" calcext:value-type="float">
            <text:p>0.0136845495</text:p>
          </table:table-cell>
          <table:table-cell table:number-columns-repeated="25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.00100595798627111" calcext:value-type="float">
            <text:p>0.001005958</text:p>
          </table:table-cell>
          <table:table-cell office:value-type="float" office:value="-0.00942901971806529" calcext:value-type="float">
            <text:p>-0.0094290197</text:p>
          </table:table-cell>
          <table:table-cell office:value-type="float" office:value="0.0240109392353305" calcext:value-type="float">
            <text:p>0.0240109392</text:p>
          </table:table-cell>
          <table:table-cell office:value-type="float" office:value="-0.00794048912370707" calcext:value-type="float">
            <text:p>-0.0079404891</text:p>
          </table:table-cell>
          <table:table-cell table:number-columns-repeated="2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0.0205307235363286" calcext:value-type="float">
            <text:p>0.0205307235</text:p>
          </table:table-cell>
          <table:table-cell office:value-type="float" office:value="0.00457093714497784" calcext:value-type="float">
            <text:p>0.0045709371</text:p>
          </table:table-cell>
          <table:table-cell office:value-type="float" office:value="-0.0139478691606211" calcext:value-type="float">
            <text:p>-0.0139478692</text:p>
          </table:table-cell>
          <table:table-cell office:value-type="float" office:value="-0.00698099002373416" calcext:value-type="float">
            <text:p>-0.00698099</text:p>
          </table:table-cell>
          <table:table-cell table:number-columns-repeated="2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-0.0126880907282496" calcext:value-type="float">
            <text:p>-0.0126880907</text:p>
          </table:table-cell>
          <table:table-cell office:value-type="float" office:value="0.0204094345802775" calcext:value-type="float">
            <text:p>0.0204094346</text:p>
          </table:table-cell>
          <table:table-cell office:value-type="float" office:value="-0.00725726298223058" calcext:value-type="float">
            <text:p>-0.007257263</text:p>
          </table:table-cell>
          <table:table-cell office:value-type="float" office:value="0.00288971805154663" calcext:value-type="float">
            <text:p>0.0028897181</text:p>
          </table:table-cell>
          <table:table-cell table:number-columns-repeated="2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0.0223680062356777" calcext:value-type="float">
            <text:p>0.0223680062</text:p>
          </table:table-cell>
          <table:table-cell office:value-type="float" office:value="-0.00753222412303241" calcext:value-type="float">
            <text:p>-0.0075322241</text:p>
          </table:table-cell>
          <table:table-cell office:value-type="float" office:value="-0.0060866831203405" calcext:value-type="float">
            <text:p>-0.0060866831</text:p>
          </table:table-cell>
          <table:table-cell office:value-type="float" office:value="-0.00215463972461221" calcext:value-type="float">
            <text:p>-0.0021546397</text:p>
          </table:table-cell>
          <table:table-cell table:number-columns-repeated="2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-0.00856765640860878" calcext:value-type="float">
            <text:p>-0.0085676564</text:p>
          </table:table-cell>
          <table:table-cell office:value-type="float" office:value="0.0181883553234985" calcext:value-type="float">
            <text:p>0.0181883553</text:p>
          </table:table-cell>
          <table:table-cell office:value-type="float" office:value="-0.00372599506908158" calcext:value-type="float">
            <text:p>-0.0037259951</text:p>
          </table:table-cell>
          <table:table-cell office:value-type="float" office:value="0.000187539445552838" calcext:value-type="float">
            <text:p>0.0001875394</text:p>
          </table:table-cell>
          <table:table-cell table:number-columns-repeated="2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0.0015263361391658" calcext:value-type="float">
            <text:p>0.0015263361</text:p>
          </table:table-cell>
          <table:table-cell office:value-type="float" office:value="-0.000569160596874189" calcext:value-type="float">
            <text:p>-0.0005691606</text:p>
          </table:table-cell>
          <table:table-cell office:value-type="float" office:value="0.00556104888935531" calcext:value-type="float">
            <text:p>0.0055610489</text:p>
          </table:table-cell>
          <table:table-cell office:value-type="float" office:value="-0.00464371857100819" calcext:value-type="float">
            <text:p>-0.0046437186</text:p>
          </table:table-cell>
          <table:table-cell table:number-columns-repeated="2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office:value-type="float" office:value="-0.0185601239234119" calcext:value-type="float">
            <text:p>-0.0185601239</text:p>
          </table:table-cell>
          <table:table-cell office:value-type="float" office:value="-0.00113882950147993" calcext:value-type="float">
            <text:p>-0.0011388295</text:p>
          </table:table-cell>
          <table:table-cell office:value-type="float" office:value="0.0193659772605705" calcext:value-type="float">
            <text:p>0.0193659773</text:p>
          </table:table-cell>
          <table:table-cell office:value-type="float" office:value="0.00645232183097629" calcext:value-type="float">
            <text:p>0.0064523218</text:p>
          </table:table-cell>
          <table:table-cell table:number-columns-repeated="25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/>
          <table:table-cell office:value-type="float" office:value="-0.000534613914846771" calcext:value-type="float">
            <text:p>-0.0005346139</text:p>
          </table:table-cell>
          <table:table-cell office:value-type="float" office:value="0.0113363120564828" calcext:value-type="float">
            <text:p>0.0113363121</text:p>
          </table:table-cell>
          <table:table-cell office:value-type="float" office:value="0.0120384048761105" calcext:value-type="float">
            <text:p>0.0120384049</text:p>
          </table:table-cell>
          <table:table-cell office:value-type="float" office:value="-0.0155134490314915" calcext:value-type="float">
            <text:p>-0.015513449</text:p>
          </table:table-cell>
          <table:table-cell table:number-columns-repeated="2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-0.00944348824469642" calcext:value-type="float">
            <text:p>-0.0094434882</text:p>
          </table:table-cell>
          <table:table-cell office:value-type="float" office:value="-0.00512898668844279" calcext:value-type="float">
            <text:p>-0.0051289867</text:p>
          </table:table-cell>
          <table:table-cell office:value-type="float" office:value="0.012574017791796" calcext:value-type="float">
            <text:p>0.0125740178</text:p>
          </table:table-cell>
          <table:table-cell office:value-type="float" office:value="0.00729318360495813" calcext:value-type="float">
            <text:p>0.0072931836</text:p>
          </table:table-cell>
          <table:table-cell table:number-columns-repeated="2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-0.027706966166531" calcext:value-type="float">
            <text:p>-0.0277069662</text:p>
          </table:table-cell>
          <table:table-cell office:value-type="float" office:value="-0.0204709863687311" calcext:value-type="float">
            <text:p>-0.0204709864</text:p>
          </table:table-cell>
          <table:table-cell office:value-type="float" office:value="0.0302741642992323" calcext:value-type="float">
            <text:p>0.0302741643</text:p>
          </table:table-cell>
          <table:table-cell office:value-type="float" office:value="0.0243497589726467" calcext:value-type="float">
            <text:p>0.024349759</text:p>
          </table:table-cell>
          <table:table-cell table:number-columns-repeated="2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0.00158659954366611" calcext:value-type="float">
            <text:p>0.0015865995</text:p>
          </table:table-cell>
          <table:table-cell office:value-type="float" office:value="0.0126584667046373" calcext:value-type="float">
            <text:p>0.0126584667</text:p>
          </table:table-cell>
          <table:table-cell office:value-type="float" office:value="-0.0164380743993356" calcext:value-type="float">
            <text:p>-0.0164380744</text:p>
          </table:table-cell>
          <table:table-cell office:value-type="float" office:value="0.0130010955258348" calcext:value-type="float">
            <text:p>0.0130010955</text:p>
          </table:table-cell>
          <table:table-cell table:number-columns-repeated="25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-0.0138002950959146" calcext:value-type="float">
            <text:p>-0.0138002951</text:p>
          </table:table-cell>
          <table:table-cell office:value-type="float" office:value="0.0183660497667681" calcext:value-type="float">
            <text:p>0.0183660498</text:p>
          </table:table-cell>
          <table:table-cell office:value-type="float" office:value="-0.00196169101664632" calcext:value-type="float">
            <text:p>-0.001961691</text:p>
          </table:table-cell>
          <table:table-cell office:value-type="float" office:value="0.00282607995238364" calcext:value-type="float">
            <text:p>0.00282608</text:p>
          </table:table-cell>
          <table:table-cell table:number-columns-repeated="2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office:value-type="float" office:value="-0.00375074487449582" calcext:value-type="float">
            <text:p>-0.0037507449</text:p>
          </table:table-cell>
          <table:table-cell office:value-type="float" office:value="-0.00351760903014473" calcext:value-type="float">
            <text:p>-0.003517609</text:p>
          </table:table-cell>
          <table:table-cell office:value-type="float" office:value="0.0050300950418132" calcext:value-type="float">
            <text:p>0.005030095</text:p>
          </table:table-cell>
          <table:table-cell office:value-type="float" office:value="0.00451644237268223" calcext:value-type="float">
            <text:p>0.0045164424</text:p>
          </table:table-cell>
          <table:table-cell table:number-columns-repeated="2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-0.00808061078684807" calcext:value-type="float">
            <text:p>-0.0080806108</text:p>
          </table:table-cell>
          <table:table-cell office:value-type="float" office:value="-0.0216903895656929" calcext:value-type="float">
            <text:p>-0.0216903896</text:p>
          </table:table-cell>
          <table:table-cell office:value-type="float" office:value="0.0222488546255647" calcext:value-type="float">
            <text:p>0.0222488546</text:p>
          </table:table-cell>
          <table:table-cell office:value-type="float" office:value="0.0133919192961073" calcext:value-type="float">
            <text:p>0.0133919193</text:p>
          </table:table-cell>
          <table:table-cell table:number-columns-repeated="2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.000117410907769955" calcext:value-type="float">
            <text:p>0.0001174109</text:p>
          </table:table-cell>
          <table:table-cell office:value-type="float" office:value="-0.00511787563503355" calcext:value-type="float">
            <text:p>-0.0051178756</text:p>
          </table:table-cell>
          <table:table-cell office:value-type="float" office:value="0.00563911753361565" calcext:value-type="float">
            <text:p>0.0056391175</text:p>
          </table:table-cell>
          <table:table-cell office:value-type="float" office:value="0.0122490957571903" calcext:value-type="float">
            <text:p>0.012249095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0.00345402401076498" calcext:value-type="float">
            <text:p>0.003454024</text:p>
          </table:table-cell>
          <table:table-cell office:value-type="float" office:value="0.00101227880549482" calcext:value-type="float">
            <text:p>0.0010122788</text:p>
          </table:table-cell>
          <table:table-cell office:value-type="float" office:value="-0.0102475983631371" calcext:value-type="float">
            <text:p>-0.0102475984</text:p>
          </table:table-cell>
          <table:table-cell office:value-type="float" office:value="0.0124400100546792" calcext:value-type="float">
            <text:p>0.012440010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0.00658128038320213" calcext:value-type="float">
            <text:p>0.0065812804</text:p>
          </table:table-cell>
          <table:table-cell office:value-type="float" office:value="0.00345707385715428" calcext:value-type="float">
            <text:p>0.0034570739</text:p>
          </table:table-cell>
          <table:table-cell office:value-type="float" office:value="0.00149904731146872" calcext:value-type="float">
            <text:p>0.0014990473</text:p>
          </table:table-cell>
          <table:table-cell office:value-type="float" office:value="-0.00875648329447427" calcext:value-type="float">
            <text:p>-0.008756483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0.000296710798231206" calcext:value-type="float">
            <text:p>0.0002967108</text:p>
          </table:table-cell>
          <table:table-cell office:value-type="float" office:value="0.00866217050653787" calcext:value-type="float">
            <text:p>0.0086621705</text:p>
          </table:table-cell>
          <table:table-cell office:value-type="float" office:value="-0.00411134831893936" calcext:value-type="float">
            <text:p>-0.0041113483</text:p>
          </table:table-cell>
          <table:table-cell office:value-type="float" office:value="-0.00274660960866246" calcext:value-type="float">
            <text:p>-0.002746609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0.0265328828816743" calcext:value-type="float">
            <text:p>0.0265328829</text:p>
          </table:table-cell>
          <table:table-cell office:value-type="float" office:value="-0.00662716050327133" calcext:value-type="float">
            <text:p>-0.0066271605</text:p>
          </table:table-cell>
          <table:table-cell office:value-type="float" office:value="-0.000260157307214126" calcext:value-type="float">
            <text:p>-0.0002601573</text:p>
          </table:table-cell>
          <table:table-cell office:value-type="float" office:value="-0.0113784387674656" calcext:value-type="float">
            <text:p>-0.011378438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0.0297934561676791" calcext:value-type="float">
            <text:p>0.0297934562</text:p>
          </table:table-cell>
          <table:table-cell office:value-type="float" office:value="0.0113529034598963" calcext:value-type="float">
            <text:p>0.0113529035</text:p>
          </table:table-cell>
          <table:table-cell office:value-type="float" office:value="0.00904341042706056" calcext:value-type="float">
            <text:p>0.0090434104</text:p>
          </table:table-cell>
          <table:table-cell office:value-type="float" office:value="-0.0379299506084989" calcext:value-type="float">
            <text:p>-0.03792995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at values</text:p>
          </table:table-cell>
          <table:table-cell table:number-columns-repeated="4"/>
          <table:table-cell office:value-type="string" calcext:value-type="string">
            <text:p>x(x'x)x'</text:p>
          </table:table-cell>
          <table:table-cell table:number-columns-repeated="28"/>
        </table:table-row>
        <table:table-row table:style-name="ro1">
          <table:table-cell table:formula="of:=[.F37]" office:value-type="float" office:value="0.0909992814459994" calcext:value-type="float">
            <text:p>0.0909992814</text:p>
          </table:table-cell>
          <table:table-cell table:number-columns-repeated="4"/>
          <table:table-cell table:style-name="ce2" table:number-matrix-columns-spanned="29" table:number-matrix-rows-spanned="29" table:formula="of:=MMULT([.F7:.I35]; TRANSPOSE([.A2:.D30]))" office:value-type="float" office:value="0.0909992814459994" calcext:value-type="float">
            <text:p>0.0909992814</text:p>
          </table:table-cell>
          <table:table-cell office:value-type="float" office:value="0.053264551517462" calcext:value-type="float">
            <text:p>0.0532645515</text:p>
          </table:table-cell>
          <table:table-cell office:value-type="float" office:value="-0.0243701863536982" calcext:value-type="float">
            <text:p>-0.0243701864</text:p>
          </table:table-cell>
          <table:table-cell office:value-type="float" office:value="0.019002475581326" calcext:value-type="float">
            <text:p>0.0190024756</text:p>
          </table:table-cell>
          <table:table-cell office:value-type="float" office:value="-0.0224061551083868" calcext:value-type="float">
            <text:p>-0.0224061551</text:p>
          </table:table-cell>
          <table:table-cell office:value-type="float" office:value="-0.00636430941671747" calcext:value-type="float">
            <text:p>-0.0063643094</text:p>
          </table:table-cell>
          <table:table-cell office:value-type="float" office:value="0.0697595349935446" calcext:value-type="float">
            <text:p>0.069759535</text:p>
          </table:table-cell>
          <table:table-cell office:value-type="float" office:value="0.0273855486558058" calcext:value-type="float">
            <text:p>0.0273855487</text:p>
          </table:table-cell>
          <table:table-cell office:value-type="float" office:value="-0.0260144873176608" calcext:value-type="float">
            <text:p>-0.0260144873</text:p>
          </table:table-cell>
          <table:table-cell office:value-type="float" office:value="0.101616413239037" calcext:value-type="float">
            <text:p>0.1016164132</text:p>
          </table:table-cell>
          <table:table-cell office:value-type="float" office:value="-0.0456831250303872" calcext:value-type="float">
            <text:p>-0.045683125</text:p>
          </table:table-cell>
          <table:table-cell office:value-type="float" office:value="0.00433149746693367" calcext:value-type="float">
            <text:p>0.0043314975</text:p>
          </table:table-cell>
          <table:table-cell office:value-type="float" office:value="-0.0142502185259289" calcext:value-type="float">
            <text:p>-0.0142502185</text:p>
          </table:table-cell>
          <table:table-cell office:value-type="float" office:value="0.0217186443668081" calcext:value-type="float">
            <text:p>0.0217186444</text:p>
          </table:table-cell>
          <table:table-cell office:value-type="float" office:value="0.0226548339714551" calcext:value-type="float">
            <text:p>0.022654834</text:p>
          </table:table-cell>
          <table:table-cell office:value-type="float" office:value="0.101135438371744" calcext:value-type="float">
            <text:p>0.1011354384</text:p>
          </table:table-cell>
          <table:table-cell office:value-type="float" office:value="0.0659564444881986" calcext:value-type="float">
            <text:p>0.0659564445</text:p>
          </table:table-cell>
          <table:table-cell office:value-type="float" office:value="0.0683444474745443" calcext:value-type="float">
            <text:p>0.0683444475</text:p>
          </table:table-cell>
          <table:table-cell office:value-type="float" office:value="0.144313342010696" calcext:value-type="float">
            <text:p>0.144313342</text:p>
          </table:table-cell>
          <table:table-cell office:value-type="float" office:value="-0.00766847324246239" calcext:value-type="float">
            <text:p>-0.0076684732</text:p>
          </table:table-cell>
          <table:table-cell office:value-type="float" office:value="0.0296357964723387" calcext:value-type="float">
            <text:p>0.0296357965</text:p>
          </table:table-cell>
          <table:table-cell office:value-type="float" office:value="0.027953764039355" calcext:value-type="float">
            <text:p>0.027953764</text:p>
          </table:table-cell>
          <table:table-cell office:value-type="float" office:value="0.0983062689400659" calcext:value-type="float">
            <text:p>0.0983062689</text:p>
          </table:table-cell>
          <table:table-cell office:value-type="float" office:value="0.0683509359472463" calcext:value-type="float">
            <text:p>0.0683509359</text:p>
          </table:table-cell>
          <table:table-cell office:value-type="float" office:value="-0.00756196106896876" calcext:value-type="float">
            <text:p>-0.0075619611</text:p>
          </table:table-cell>
          <table:table-cell office:value-type="float" office:value="0.00903953458060748" calcext:value-type="float">
            <text:p>0.0090395346</text:p>
          </table:table-cell>
          <table:table-cell office:value-type="float" office:value="-0.00422706224638027" calcext:value-type="float">
            <text:p>-0.0042270622</text:p>
          </table:table-cell>
          <table:table-cell office:value-type="float" office:value="0.00575515041157625" calcext:value-type="float">
            <text:p>0.0057551504</text:p>
          </table:table-cell>
          <table:table-cell office:value-type="float" office:value="0.0463760528980507" calcext:value-type="float">
            <text:p>0.0463760529</text:p>
          </table:table-cell>
        </table:table-row>
        <table:table-row table:style-name="ro1">
          <table:table-cell table:formula="of:=[.G38]" office:value-type="float" office:value="0.112698117617257" calcext:value-type="float">
            <text:p>0.1126981176</text:p>
          </table:table-cell>
          <table:table-cell table:number-columns-repeated="4"/>
          <table:table-cell office:value-type="float" office:value="0.053264551517462" calcext:value-type="float">
            <text:p>0.0532645515</text:p>
          </table:table-cell>
          <table:table-cell table:style-name="ce2" office:value-type="float" office:value="0.112698117617257" calcext:value-type="float">
            <text:p>0.1126981176</text:p>
          </table:table-cell>
          <table:table-cell office:value-type="float" office:value="-0.0119430300206892" calcext:value-type="float">
            <text:p>-0.01194303</text:p>
          </table:table-cell>
          <table:table-cell office:value-type="float" office:value="0.115316632104834" calcext:value-type="float">
            <text:p>0.1153166321</text:p>
          </table:table-cell>
          <table:table-cell office:value-type="float" office:value="0.0799593849855163" calcext:value-type="float">
            <text:p>0.079959385</text:p>
          </table:table-cell>
          <table:table-cell office:value-type="float" office:value="0.0341301166854684" calcext:value-type="float">
            <text:p>0.0341301167</text:p>
          </table:table-cell>
          <table:table-cell office:value-type="float" office:value="0.060497187131645" calcext:value-type="float">
            <text:p>0.0604971871</text:p>
          </table:table-cell>
          <table:table-cell office:value-type="float" office:value="-0.0111794461987894" calcext:value-type="float">
            <text:p>-0.0111794462</text:p>
          </table:table-cell>
          <table:table-cell office:value-type="float" office:value="0.106844049451661" calcext:value-type="float">
            <text:p>0.1068440495</text:p>
          </table:table-cell>
          <table:table-cell office:value-type="float" office:value="0.0480857181157268" calcext:value-type="float">
            <text:p>0.0480857181</text:p>
          </table:table-cell>
          <table:table-cell office:value-type="float" office:value="0.0312074168225407" calcext:value-type="float">
            <text:p>0.0312074168</text:p>
          </table:table-cell>
          <table:table-cell office:value-type="float" office:value="-0.00384149675602629" calcext:value-type="float">
            <text:p>-0.0038414968</text:p>
          </table:table-cell>
          <table:table-cell office:value-type="float" office:value="0.0717521657833337" calcext:value-type="float">
            <text:p>0.0717521658</text:p>
          </table:table-cell>
          <table:table-cell office:value-type="float" office:value="0.0161947701985254" calcext:value-type="float">
            <text:p>0.0161947702</text:p>
          </table:table-cell>
          <table:table-cell office:value-type="float" office:value="0.00592960061849477" calcext:value-type="float">
            <text:p>0.0059296006</text:p>
          </table:table-cell>
          <table:table-cell office:value-type="float" office:value="0.038318768906606" calcext:value-type="float">
            <text:p>0.0383187689</text:p>
          </table:table-cell>
          <table:table-cell office:value-type="float" office:value="0.00838875386947298" calcext:value-type="float">
            <text:p>0.0083887539</text:p>
          </table:table-cell>
          <table:table-cell office:value-type="float" office:value="0.0473349508989673" calcext:value-type="float">
            <text:p>0.0473349509</text:p>
          </table:table-cell>
          <table:table-cell office:value-type="float" office:value="0.0865853333038121" calcext:value-type="float">
            <text:p>0.0865853333</text:p>
          </table:table-cell>
          <table:table-cell office:value-type="float" office:value="0.0905869355143166" calcext:value-type="float">
            <text:p>0.0905869355</text:p>
          </table:table-cell>
          <table:table-cell office:value-type="float" office:value="0.0114968202882199" calcext:value-type="float">
            <text:p>0.0114968203</text:p>
          </table:table-cell>
          <table:table-cell office:value-type="float" office:value="0.0247470334699976" calcext:value-type="float">
            <text:p>0.0247470335</text:p>
          </table:table-cell>
          <table:table-cell office:value-type="float" office:value="0.0814820323549761" calcext:value-type="float">
            <text:p>0.0814820324</text:p>
          </table:table-cell>
          <table:table-cell office:value-type="float" office:value="0.11994771800198" calcext:value-type="float">
            <text:p>0.119947718</text:p>
          </table:table-cell>
          <table:table-cell office:value-type="float" office:value="0.0739327668692419" calcext:value-type="float">
            <text:p>0.0739327669</text:p>
          </table:table-cell>
          <table:table-cell office:value-type="float" office:value="0.00507766773855537" calcext:value-type="float">
            <text:p>0.0050776677</text:p>
          </table:table-cell>
          <table:table-cell office:value-type="float" office:value="0.000847784714539187" calcext:value-type="float">
            <text:p>0.0008477847</text:p>
          </table:table-cell>
          <table:table-cell office:value-type="float" office:value="0.068273049976077" calcext:value-type="float">
            <text:p>0.06827305</text:p>
          </table:table-cell>
          <table:table-cell office:value-type="float" office:value="0.0283993876137441" calcext:value-type="float">
            <text:p>0.0283993876</text:p>
          </table:table-cell>
        </table:table-row>
        <table:table-row table:style-name="ro1">
          <table:table-cell table:formula="of:=[.H39]" office:value-type="float" office:value="0.143278558320752" calcext:value-type="float">
            <text:p>0.1432785583</text:p>
          </table:table-cell>
          <table:table-cell table:number-columns-repeated="4"/>
          <table:table-cell office:value-type="float" office:value="-0.0243701863536983" calcext:value-type="float">
            <text:p>-0.0243701864</text:p>
          </table:table-cell>
          <table:table-cell office:value-type="float" office:value="-0.0119430300206892" calcext:value-type="float">
            <text:p>-0.01194303</text:p>
          </table:table-cell>
          <table:table-cell table:style-name="ce2" office:value-type="float" office:value="0.143278558320752" calcext:value-type="float">
            <text:p>0.1432785583</text:p>
          </table:table-cell>
          <table:table-cell office:value-type="float" office:value="-0.0631914055001621" calcext:value-type="float">
            <text:p>-0.0631914055</text:p>
          </table:table-cell>
          <table:table-cell office:value-type="float" office:value="0.108996766901753" calcext:value-type="float">
            <text:p>0.1089967669</text:p>
          </table:table-cell>
          <table:table-cell office:value-type="float" office:value="-0.0224580322216837" calcext:value-type="float">
            <text:p>-0.0224580322</text:p>
          </table:table-cell>
          <table:table-cell office:value-type="float" office:value="0.0522390364226741" calcext:value-type="float">
            <text:p>0.0522390364</text:p>
          </table:table-cell>
          <table:table-cell office:value-type="float" office:value="0.106639138290563" calcext:value-type="float">
            <text:p>0.1066391383</text:p>
          </table:table-cell>
          <table:table-cell office:value-type="float" office:value="0.00788772294370027" calcext:value-type="float">
            <text:p>0.0078877229</text:p>
          </table:table-cell>
          <table:table-cell office:value-type="float" office:value="-0.0568672190522696" calcext:value-type="float">
            <text:p>-0.0568672191</text:p>
          </table:table-cell>
          <table:table-cell office:value-type="float" office:value="0.024617434343084" calcext:value-type="float">
            <text:p>0.0246174343</text:p>
          </table:table-cell>
          <table:table-cell office:value-type="float" office:value="0.128700124454556" calcext:value-type="float">
            <text:p>0.1287001245</text:p>
          </table:table-cell>
          <table:table-cell office:value-type="float" office:value="-0.0407535251951141" calcext:value-type="float">
            <text:p>-0.0407535252</text:p>
          </table:table-cell>
          <table:table-cell office:value-type="float" office:value="0.115399914677905" calcext:value-type="float">
            <text:p>0.1153999147</text:p>
          </table:table-cell>
          <table:table-cell office:value-type="float" office:value="-0.00618417629161459" calcext:value-type="float">
            <text:p>-0.0061841763</text:p>
          </table:table-cell>
          <table:table-cell office:value-type="float" office:value="0.00573869048875173" calcext:value-type="float">
            <text:p>0.0057386905</text:p>
          </table:table-cell>
          <table:table-cell office:value-type="float" office:value="0.0598310772936605" calcext:value-type="float">
            <text:p>0.0598310773</text:p>
          </table:table-cell>
          <table:table-cell office:value-type="float" office:value="-0.0181860100620837" calcext:value-type="float">
            <text:p>-0.0181860101</text:p>
          </table:table-cell>
          <table:table-cell office:value-type="float" office:value="-0.0920301885031228" calcext:value-type="float">
            <text:p>-0.0920301885</text:p>
          </table:table-cell>
          <table:table-cell office:value-type="float" office:value="0.0997599831284611" calcext:value-type="float">
            <text:p>0.0997599831</text:p>
          </table:table-cell>
          <table:table-cell office:value-type="float" office:value="0.118452522159583" calcext:value-type="float">
            <text:p>0.1184525222</text:p>
          </table:table-cell>
          <table:table-cell office:value-type="float" office:value="-0.0143110282983313" calcext:value-type="float">
            <text:p>-0.0143110283</text:p>
          </table:table-cell>
          <table:table-cell office:value-type="float" office:value="-0.110880644528919" calcext:value-type="float">
            <text:p>-0.1108806445</text:p>
          </table:table-cell>
          <table:table-cell office:value-type="float" office:value="-0.00557040948946872" calcext:value-type="float">
            <text:p>-0.0055704095</text:p>
          </table:table-cell>
          <table:table-cell office:value-type="float" office:value="0.02517239739545" calcext:value-type="float">
            <text:p>0.0251723974</text:p>
          </table:table-cell>
          <table:table-cell office:value-type="float" office:value="0.0147668781058023" calcext:value-type="float">
            <text:p>0.0147668781</text:p>
          </table:table-cell>
          <table:table-cell office:value-type="float" office:value="0.051327336807732" calcext:value-type="float">
            <text:p>0.0513273368</text:p>
          </table:table-cell>
          <table:table-cell office:value-type="float" office:value="-0.0428742754833704" calcext:value-type="float">
            <text:p>-0.0428742755</text:p>
          </table:table-cell>
          <table:table-cell office:value-type="float" office:value="0.0424472895970158" calcext:value-type="float">
            <text:p>0.0424472896</text:p>
          </table:table-cell>
        </table:table-row>
        <table:table-row table:style-name="ro1">
          <table:table-cell table:formula="of:=[.I40]" office:value-type="float" office:value="0.164550420637073" calcext:value-type="float">
            <text:p>0.1645504206</text:p>
          </table:table-cell>
          <table:table-cell table:number-columns-repeated="4"/>
          <table:table-cell office:value-type="float" office:value="0.019002475581326" calcext:value-type="float">
            <text:p>0.0190024756</text:p>
          </table:table-cell>
          <table:table-cell office:value-type="float" office:value="0.115316632104834" calcext:value-type="float">
            <text:p>0.1153166321</text:p>
          </table:table-cell>
          <table:table-cell office:value-type="float" office:value="-0.063191405500162" calcext:value-type="float">
            <text:p>-0.0631914055</text:p>
          </table:table-cell>
          <table:table-cell table:style-name="ce2" office:value-type="float" office:value="0.164550420637073" calcext:value-type="float">
            <text:p>0.1645504206</text:p>
          </table:table-cell>
          <table:table-cell office:value-type="float" office:value="0.0667592011114854" calcext:value-type="float">
            <text:p>0.0667592011</text:p>
          </table:table-cell>
          <table:table-cell office:value-type="float" office:value="0.0610494998907752" calcext:value-type="float">
            <text:p>0.0610494999</text:p>
          </table:table-cell>
          <table:table-cell office:value-type="float" office:value="0.0107186687787902" calcext:value-type="float">
            <text:p>0.0107186688</text:p>
          </table:table-cell>
          <table:table-cell office:value-type="float" office:value="-0.0794759948701307" calcext:value-type="float">
            <text:p>-0.0794759949</text:p>
          </table:table-cell>
          <table:table-cell office:value-type="float" office:value="0.151250904908076" calcext:value-type="float">
            <text:p>0.1512509049</text:p>
          </table:table-cell>
          <table:table-cell office:value-type="float" office:value="0.0217094684057036" calcext:value-type="float">
            <text:p>0.0217094684</text:p>
          </table:table-cell>
          <table:table-cell office:value-type="float" office:value="0.0617482657482268" calcext:value-type="float">
            <text:p>0.0617482657</text:p>
          </table:table-cell>
          <table:table-cell office:value-type="float" office:value="-0.0665971641819912" calcext:value-type="float">
            <text:p>-0.0665971642</text:p>
          </table:table-cell>
          <table:table-cell office:value-type="float" office:value="0.122295751361097" calcext:value-type="float">
            <text:p>0.1222957514</text:p>
          </table:table-cell>
          <table:table-cell office:value-type="float" office:value="-0.0455682053337768" calcext:value-type="float">
            <text:p>-0.0455682053</text:p>
          </table:table-cell>
          <table:table-cell office:value-type="float" office:value="-0.00383318509106623" calcext:value-type="float">
            <text:p>-0.0038331851</text:p>
          </table:table-cell>
          <table:table-cell office:value-type="float" office:value="-0.0216761667001622" calcext:value-type="float">
            <text:p>-0.0216761667</text:p>
          </table:table-cell>
          <table:table-cell office:value-type="float" office:value="-0.0575582599532984" calcext:value-type="float">
            <text:p>-0.05755826</text:p>
          </table:table-cell>
          <table:table-cell office:value-type="float" office:value="0.0228356606723922" calcext:value-type="float">
            <text:p>0.0228356607</text:p>
          </table:table-cell>
          <table:table-cell office:value-type="float" office:value="0.0532970269083927" calcext:value-type="float">
            <text:p>0.0532970269</text:p>
          </table:table-cell>
          <table:table-cell office:value-type="float" office:value="0.0762661963679394" calcext:value-type="float">
            <text:p>0.0762661964</text:p>
          </table:table-cell>
          <table:table-cell office:value-type="float" office:value="-0.058908385681297" calcext:value-type="float">
            <text:p>-0.0589083857</text:p>
          </table:table-cell>
          <table:table-cell office:value-type="float" office:value="0.0192107420924546" calcext:value-type="float">
            <text:p>0.0192107421</text:p>
          </table:table-cell>
          <table:table-cell office:value-type="float" office:value="0.0881051074449465" calcext:value-type="float">
            <text:p>0.0881051074</text:p>
          </table:table-cell>
          <table:table-cell office:value-type="float" office:value="0.111252772184077" calcext:value-type="float">
            <text:p>0.1112527722</text:p>
          </table:table-cell>
          <table:table-cell office:value-type="float" office:value="0.0881864366819948" calcext:value-type="float">
            <text:p>0.0881864367</text:p>
          </table:table-cell>
          <table:table-cell office:value-type="float" office:value="-0.00449128632999366" calcext:value-type="float">
            <text:p>-0.0044912863</text:p>
          </table:table-cell>
          <table:table-cell office:value-type="float" office:value="-0.0187202427461317" calcext:value-type="float">
            <text:p>-0.0187202427</text:p>
          </table:table-cell>
          <table:table-cell office:value-type="float" office:value="0.10694060267827" calcext:value-type="float">
            <text:p>0.1069406027</text:p>
          </table:table-cell>
          <table:table-cell office:value-type="float" office:value="-0.00621250689852381" calcext:value-type="float">
            <text:p>-0.0062125069</text:p>
          </table:table-cell>
        </table:table-row>
        <table:table-row table:style-name="ro1">
          <table:table-cell table:formula="of:=[.J41]" office:value-type="float" office:value="0.243744605108447" calcext:value-type="float">
            <text:p>0.2437446051</text:p>
          </table:table-cell>
          <table:table-cell table:number-columns-repeated="4"/>
          <table:table-cell office:value-type="float" office:value="-0.0224061551083869" calcext:value-type="float">
            <text:p>-0.0224061551</text:p>
          </table:table-cell>
          <table:table-cell office:value-type="float" office:value="0.0799593849855163" calcext:value-type="float">
            <text:p>0.079959385</text:p>
          </table:table-cell>
          <table:table-cell office:value-type="float" office:value="0.108996766901753" calcext:value-type="float">
            <text:p>0.1089967669</text:p>
          </table:table-cell>
          <table:table-cell office:value-type="float" office:value="0.0667592011114853" calcext:value-type="float">
            <text:p>0.0667592011</text:p>
          </table:table-cell>
          <table:table-cell table:style-name="ce2" office:value-type="float" office:value="0.243744605108447" calcext:value-type="float">
            <text:p>0.2437446051</text:p>
          </table:table-cell>
          <table:table-cell office:value-type="float" office:value="-0.0326428385380842" calcext:value-type="float">
            <text:p>-0.0326428385</text:p>
          </table:table-cell>
          <table:table-cell office:value-type="float" office:value="0.00374466861545854" calcext:value-type="float">
            <text:p>0.0037446686</text:p>
          </table:table-cell>
          <table:table-cell office:value-type="float" office:value="0.0280089545893128" calcext:value-type="float">
            <text:p>0.0280089546</text:p>
          </table:table-cell>
          <table:table-cell office:value-type="float" office:value="0.154322837677232" calcext:value-type="float">
            <text:p>0.1543228377</text:p>
          </table:table-cell>
          <table:table-cell office:value-type="float" office:value="-0.101785380579577" calcext:value-type="float">
            <text:p>-0.1017853806</text:p>
          </table:table-cell>
          <table:table-cell office:value-type="float" office:value="0.0415154762828818" calcext:value-type="float">
            <text:p>0.0415154763</text:p>
          </table:table-cell>
          <table:table-cell office:value-type="float" office:value="0.114217677551977" calcext:value-type="float">
            <text:p>0.1142176776</text:p>
          </table:table-cell>
          <table:table-cell office:value-type="float" office:value="0.017862474707326" calcext:value-type="float">
            <text:p>0.0178624747</text:p>
          </table:table-cell>
          <table:table-cell office:value-type="float" office:value="0.0970919648623096" calcext:value-type="float">
            <text:p>0.0970919649</text:p>
          </table:table-cell>
          <table:table-cell office:value-type="float" office:value="-0.0322366920105358" calcext:value-type="float">
            <text:p>-0.032236692</text:p>
          </table:table-cell>
          <table:table-cell office:value-type="float" office:value="0.00134391720200525" calcext:value-type="float">
            <text:p>0.0013439172</text:p>
          </table:table-cell>
          <table:table-cell office:value-type="float" office:value="-0.0430402536850651" calcext:value-type="float">
            <text:p>-0.0430402537</text:p>
          </table:table-cell>
          <table:table-cell office:value-type="float" office:value="0.00983053690214891" calcext:value-type="float">
            <text:p>0.0098305369</text:p>
          </table:table-cell>
          <table:table-cell office:value-type="float" office:value="0.0017431965424279" calcext:value-type="float">
            <text:p>0.0017431965</text:p>
          </table:table-cell>
          <table:table-cell office:value-type="float" office:value="0.206335537815105" calcext:value-type="float">
            <text:p>0.2063355378</text:p>
          </table:table-cell>
          <table:table-cell office:value-type="float" office:value="0.102264340145115" calcext:value-type="float">
            <text:p>0.1022643401</text:p>
          </table:table-cell>
          <table:table-cell office:value-type="float" office:value="0.00833001719681176" calcext:value-type="float">
            <text:p>0.0083300172</text:p>
          </table:table-cell>
          <table:table-cell office:value-type="float" office:value="-0.0355092682475815" calcext:value-type="float">
            <text:p>-0.0355092682</text:p>
          </table:table-cell>
          <table:table-cell office:value-type="float" office:value="0.0934132420977154" calcext:value-type="float">
            <text:p>0.0934132421</text:p>
          </table:table-cell>
          <table:table-cell office:value-type="float" office:value="0.129273254318301" calcext:value-type="float">
            <text:p>0.1292732543</text:p>
          </table:table-cell>
          <table:table-cell office:value-type="float" office:value="-0.0240037455485603" calcext:value-type="float">
            <text:p>-0.0240037455</text:p>
          </table:table-cell>
          <table:table-cell office:value-type="float" office:value="0.0350921253189556" calcext:value-type="float">
            <text:p>0.0350921253</text:p>
          </table:table-cell>
          <table:table-cell office:value-type="float" office:value="-0.0346575719068835" calcext:value-type="float">
            <text:p>-0.0346575719</text:p>
          </table:table-cell>
          <table:table-cell office:value-type="float" office:value="-0.121422176713302" calcext:value-type="float">
            <text:p>-0.1214221767</text:p>
          </table:table-cell>
        </table:table-row>
        <table:table-row table:style-name="ro1">
          <table:table-cell table:formula="of:=[.K42]" office:value-type="float" office:value="0.0821965007064046" calcext:value-type="float">
            <text:p>0.0821965007</text:p>
          </table:table-cell>
          <table:table-cell table:number-columns-repeated="4"/>
          <table:table-cell office:value-type="float" office:value="-0.00636430941671746" calcext:value-type="float">
            <text:p>-0.0063643094</text:p>
          </table:table-cell>
          <table:table-cell office:value-type="float" office:value="0.0341301166854684" calcext:value-type="float">
            <text:p>0.0341301167</text:p>
          </table:table-cell>
          <table:table-cell office:value-type="float" office:value="-0.0224580322216837" calcext:value-type="float">
            <text:p>-0.0224580322</text:p>
          </table:table-cell>
          <table:table-cell office:value-type="float" office:value="0.0610494998907752" calcext:value-type="float">
            <text:p>0.0610494999</text:p>
          </table:table-cell>
          <table:table-cell office:value-type="float" office:value="-0.0326428385380842" calcext:value-type="float">
            <text:p>-0.0326428385</text:p>
          </table:table-cell>
          <table:table-cell table:style-name="ce2" office:value-type="float" office:value="0.0821965007064046" calcext:value-type="float">
            <text:p>0.0821965007</text:p>
          </table:table-cell>
          <table:table-cell office:value-type="float" office:value="0.0449971905617786" calcext:value-type="float">
            <text:p>0.0449971906</text:p>
          </table:table-cell>
          <table:table-cell office:value-type="float" office:value="-0.0171251648276679" calcext:value-type="float">
            <text:p>-0.0171251648</text:p>
          </table:table-cell>
          <table:table-cell office:value-type="float" office:value="0.0484466630794275" calcext:value-type="float">
            <text:p>0.0484466631</text:p>
          </table:table-cell>
          <table:table-cell office:value-type="float" office:value="0.0356821595602441" calcext:value-type="float">
            <text:p>0.0356821596</text:p>
          </table:table-cell>
          <table:table-cell office:value-type="float" office:value="0.0723478264816445" calcext:value-type="float">
            <text:p>0.0723478265</text:p>
          </table:table-cell>
          <table:table-cell office:value-type="float" office:value="-0.0546558269738851" calcext:value-type="float">
            <text:p>-0.054655827</text:p>
          </table:table-cell>
          <table:table-cell office:value-type="float" office:value="0.0899798010900628" calcext:value-type="float">
            <text:p>0.0899798011</text:p>
          </table:table-cell>
          <table:table-cell office:value-type="float" office:value="-0.0319143774121557" calcext:value-type="float">
            <text:p>-0.0319143774</text:p>
          </table:table-cell>
          <table:table-cell office:value-type="float" office:value="0.0135408993066573" calcext:value-type="float">
            <text:p>0.0135408993</text:p>
          </table:table-cell>
          <table:table-cell office:value-type="float" office:value="-0.0487551727664218" calcext:value-type="float">
            <text:p>-0.0487551728</text:p>
          </table:table-cell>
          <table:table-cell office:value-type="float" office:value="0.0172266032029785" calcext:value-type="float">
            <text:p>0.0172266032</text:p>
          </table:table-cell>
          <table:table-cell office:value-type="float" office:value="-0.0199052087233747" calcext:value-type="float">
            <text:p>-0.0199052087</text:p>
          </table:table-cell>
          <table:table-cell office:value-type="float" office:value="-0.0741077296302746" calcext:value-type="float">
            <text:p>-0.0741077296</text:p>
          </table:table-cell>
          <table:table-cell office:value-type="float" office:value="0.000716411150131494" calcext:value-type="float">
            <text:p>0.0007164112</text:p>
          </table:table-cell>
          <table:table-cell office:value-type="float" office:value="-0.0517327277937141" calcext:value-type="float">
            <text:p>-0.0517327278</text:p>
          </table:table-cell>
          <table:table-cell office:value-type="float" office:value="-0.00769470094631517" calcext:value-type="float">
            <text:p>-0.0076947009</text:p>
          </table:table-cell>
          <table:table-cell office:value-type="float" office:value="-0.00420381495269665" calcext:value-type="float">
            <text:p>-0.004203815</text:p>
          </table:table-cell>
          <table:table-cell office:value-type="float" office:value="0.0189965097282378" calcext:value-type="float">
            <text:p>0.0189965097</text:p>
          </table:table-cell>
          <table:table-cell office:value-type="float" office:value="0.0102272121877247" calcext:value-type="float">
            <text:p>0.0102272122</text:p>
          </table:table-cell>
          <table:table-cell office:value-type="float" office:value="0.0306050871016281" calcext:value-type="float">
            <text:p>0.0306050871</text:p>
          </table:table-cell>
          <table:table-cell office:value-type="float" office:value="-0.000823581748847274" calcext:value-type="float">
            <text:p>-0.0008235817</text:p>
          </table:table-cell>
          <table:table-cell office:value-type="float" office:value="0.114138500523206" calcext:value-type="float">
            <text:p>0.1141385005</text:p>
          </table:table-cell>
          <table:table-cell office:value-type="float" office:value="0.140477054543914" calcext:value-type="float">
            <text:p>0.1404770545</text:p>
          </table:table-cell>
        </table:table-row>
        <table:table-row table:style-name="ro1">
          <table:table-cell table:formula="of:=[.L43]" office:value-type="float" office:value="0.142963344381907" calcext:value-type="float">
            <text:p>0.1429633444</text:p>
          </table:table-cell>
          <table:table-cell table:number-columns-repeated="4"/>
          <table:table-cell office:value-type="float" office:value="0.0697595349935447" calcext:value-type="float">
            <text:p>0.069759535</text:p>
          </table:table-cell>
          <table:table-cell office:value-type="float" office:value="0.0604971871316451" calcext:value-type="float">
            <text:p>0.0604971871</text:p>
          </table:table-cell>
          <table:table-cell office:value-type="float" office:value="0.0522390364226742" calcext:value-type="float">
            <text:p>0.0522390364</text:p>
          </table:table-cell>
          <table:table-cell office:value-type="float" office:value="0.0107186687787902" calcext:value-type="float">
            <text:p>0.0107186688</text:p>
          </table:table-cell>
          <table:table-cell office:value-type="float" office:value="0.0037446686154586" calcext:value-type="float">
            <text:p>0.0037446686</text:p>
          </table:table-cell>
          <table:table-cell office:value-type="float" office:value="0.0449971905617786" calcext:value-type="float">
            <text:p>0.0449971906</text:p>
          </table:table-cell>
          <table:table-cell table:style-name="ce2" office:value-type="float" office:value="0.142963344381907" calcext:value-type="float">
            <text:p>0.1429633444</text:p>
          </table:table-cell>
          <table:table-cell office:value-type="float" office:value="0.0903065370377942" calcext:value-type="float">
            <text:p>0.090306537</text:p>
          </table:table-cell>
          <table:table-cell office:value-type="float" office:value="-0.00131969512759131" calcext:value-type="float">
            <text:p>-0.0013196951</text:p>
          </table:table-cell>
          <table:table-cell office:value-type="float" office:value="0.0985765359407491" calcext:value-type="float">
            <text:p>0.0985765359</text:p>
          </table:table-cell>
          <table:table-cell office:value-type="float" office:value="0.0244177264948401" calcext:value-type="float">
            <text:p>0.0244177265</text:p>
          </table:table-cell>
          <table:table-cell office:value-type="float" office:value="0.0440014995424083" calcext:value-type="float">
            <text:p>0.0440014995</text:p>
          </table:table-cell>
          <table:table-cell office:value-type="float" office:value="0.0232326798363266" calcext:value-type="float">
            <text:p>0.0232326798</text:p>
          </table:table-cell>
          <table:table-cell office:value-type="float" office:value="0.0711253446572553" calcext:value-type="float">
            <text:p>0.0711253447</text:p>
          </table:table-cell>
          <table:table-cell office:value-type="float" office:value="0.0323927547514498" calcext:value-type="float">
            <text:p>0.0323927548</text:p>
          </table:table-cell>
          <table:table-cell office:value-type="float" office:value="0.066385071522814" calcext:value-type="float">
            <text:p>0.0663850715</text:p>
          </table:table-cell>
          <table:table-cell office:value-type="float" office:value="0.129062909831955" calcext:value-type="float">
            <text:p>0.1290629098</text:p>
          </table:table-cell>
          <table:table-cell office:value-type="float" office:value="0.0373667802420949" calcext:value-type="float">
            <text:p>0.0373667802</text:p>
          </table:table-cell>
          <table:table-cell office:value-type="float" office:value="0.0160286330720279" calcext:value-type="float">
            <text:p>0.0160286331</text:p>
          </table:table-cell>
          <table:table-cell office:value-type="float" office:value="0.0420952051825522" calcext:value-type="float">
            <text:p>0.0420952052</text:p>
          </table:table-cell>
          <table:table-cell office:value-type="float" office:value="0.0651675628416115" calcext:value-type="float">
            <text:p>0.0651675628</text:p>
          </table:table-cell>
          <table:table-cell office:value-type="float" office:value="0.0099393718469567" calcext:value-type="float">
            <text:p>0.0099393718</text:p>
          </table:table-cell>
          <table:table-cell office:value-type="float" office:value="0.0154215065114457" calcext:value-type="float">
            <text:p>0.0154215065</text:p>
          </table:table-cell>
          <table:table-cell office:value-type="float" office:value="0.06675853222758" calcext:value-type="float">
            <text:p>0.0667585322</text:p>
          </table:table-cell>
          <table:table-cell office:value-type="float" office:value="0.00326034232997029" calcext:value-type="float">
            <text:p>0.0032603423</text:p>
          </table:table-cell>
          <table:table-cell office:value-type="float" office:value="0.0468916367276506" calcext:value-type="float">
            <text:p>0.0468916367</text:p>
          </table:table-cell>
          <table:table-cell office:value-type="float" office:value="0.0293013272326927" calcext:value-type="float">
            <text:p>0.0293013272</text:p>
          </table:table-cell>
          <table:table-cell office:value-type="float" office:value="0.066852126040023" calcext:value-type="float">
            <text:p>0.066852126</text:p>
          </table:table-cell>
          <table:table-cell office:value-type="float" office:value="0.202471265113871" calcext:value-type="float">
            <text:p>0.2024712651</text:p>
          </table:table-cell>
        </table:table-row>
        <table:table-row table:style-name="ro1">
          <table:table-cell table:formula="of:=[.M44]" office:value-type="float" office:value="0.119476387377434" calcext:value-type="float">
            <text:p>0.1194763874</text:p>
          </table:table-cell>
          <table:table-cell table:number-columns-repeated="4"/>
          <table:table-cell office:value-type="float" office:value="0.0273855486558058" calcext:value-type="float">
            <text:p>0.0273855487</text:p>
          </table:table-cell>
          <table:table-cell office:value-type="float" office:value="-0.0111794461987894" calcext:value-type="float">
            <text:p>-0.0111794462</text:p>
          </table:table-cell>
          <table:table-cell office:value-type="float" office:value="0.106639138290563" calcext:value-type="float">
            <text:p>0.1066391383</text:p>
          </table:table-cell>
          <table:table-cell office:value-type="float" office:value="-0.0794759948701307" calcext:value-type="float">
            <text:p>-0.0794759949</text:p>
          </table:table-cell>
          <table:table-cell office:value-type="float" office:value="0.0280089545893128" calcext:value-type="float">
            <text:p>0.0280089546</text:p>
          </table:table-cell>
          <table:table-cell office:value-type="float" office:value="-0.0171251648276679" calcext:value-type="float">
            <text:p>-0.0171251648</text:p>
          </table:table-cell>
          <table:table-cell office:value-type="float" office:value="0.0903065370377941" calcext:value-type="float">
            <text:p>0.090306537</text:p>
          </table:table-cell>
          <table:table-cell table:style-name="ce2" office:value-type="float" office:value="0.119476387377434" calcext:value-type="float">
            <text:p>0.1194763874</text:p>
          </table:table-cell>
          <table:table-cell office:value-type="float" office:value="-0.054011219638132" calcext:value-type="float">
            <text:p>-0.0540112196</text:p>
          </table:table-cell>
          <table:table-cell office:value-type="float" office:value="0.0231060877774289" calcext:value-type="float">
            <text:p>0.0231060878</text:p>
          </table:table-cell>
          <table:table-cell office:value-type="float" office:value="-0.0102451831150451" calcext:value-type="float">
            <text:p>-0.0102451831</text:p>
          </table:table-cell>
          <table:table-cell office:value-type="float" office:value="0.104038617456317" calcext:value-type="float">
            <text:p>0.1040386175</text:p>
          </table:table-cell>
          <table:table-cell office:value-type="float" office:value="-0.0568589348315234" calcext:value-type="float">
            <text:p>-0.0568589348</text:p>
          </table:table-cell>
          <table:table-cell office:value-type="float" office:value="0.104034390025107" calcext:value-type="float">
            <text:p>0.10403439</text:p>
          </table:table-cell>
          <table:table-cell office:value-type="float" office:value="0.0151426889474595" calcext:value-type="float">
            <text:p>0.0151426889</text:p>
          </table:table-cell>
          <table:table-cell office:value-type="float" office:value="0.0573843004394871" calcext:value-type="float">
            <text:p>0.0573843004</text:p>
          </table:table-cell>
          <table:table-cell office:value-type="float" office:value="0.111459740953484" calcext:value-type="float">
            <text:p>0.111459741</text:p>
          </table:table-cell>
          <table:table-cell office:value-type="float" office:value="0.0122428597083463" calcext:value-type="float">
            <text:p>0.0122428597</text:p>
          </table:table-cell>
          <table:table-cell office:value-type="float" office:value="-0.0255574545780725" calcext:value-type="float">
            <text:p>-0.0255574546</text:p>
          </table:table-cell>
          <table:table-cell office:value-type="float" office:value="0.0374446644046197" calcext:value-type="float">
            <text:p>0.0374446644</text:p>
          </table:table-cell>
          <table:table-cell office:value-type="float" office:value="0.10974136915726" calcext:value-type="float">
            <text:p>0.1097413692</text:p>
          </table:table-cell>
          <table:table-cell office:value-type="float" office:value="-0.00373718554557387" calcext:value-type="float">
            <text:p>-0.0037371855</text:p>
          </table:table-cell>
          <table:table-cell office:value-type="float" office:value="-0.0575259999483325" calcext:value-type="float">
            <text:p>-0.0575259999</text:p>
          </table:table-cell>
          <table:table-cell office:value-type="float" office:value="-0.000902152645812039" calcext:value-type="float">
            <text:p>-0.0009021526</text:p>
          </table:table-cell>
          <table:table-cell office:value-type="float" office:value="-0.0180104077486406" calcext:value-type="float">
            <text:p>-0.0180104077</text:p>
          </table:table-cell>
          <table:table-cell office:value-type="float" office:value="0.0280205033346827" calcext:value-type="float">
            <text:p>0.0280205033</text:p>
          </table:table-cell>
          <table:table-cell office:value-type="float" office:value="0.0417399014595764" calcext:value-type="float">
            <text:p>0.0417399015</text:p>
          </table:table-cell>
          <table:table-cell office:value-type="float" office:value="-0.0322763086375471" calcext:value-type="float">
            <text:p>-0.0322763086</text:p>
          </table:table-cell>
          <table:table-cell office:value-type="float" office:value="0.107507471486696" calcext:value-type="float">
            <text:p>0.1075074715</text:p>
          </table:table-cell>
        </table:table-row>
        <table:table-row table:style-name="ro1">
          <table:table-cell table:formula="of:=[.N45]" office:value-type="float" office:value="0.192139877206755" calcext:value-type="float">
            <text:p>0.1921398772</text:p>
          </table:table-cell>
          <table:table-cell table:number-columns-repeated="4"/>
          <table:table-cell office:value-type="float" office:value="-0.0260144873176608" calcext:value-type="float">
            <text:p>-0.0260144873</text:p>
          </table:table-cell>
          <table:table-cell office:value-type="float" office:value="0.106844049451661" calcext:value-type="float">
            <text:p>0.1068440495</text:p>
          </table:table-cell>
          <table:table-cell office:value-type="float" office:value="0.00788772294370029" calcext:value-type="float">
            <text:p>0.0078877229</text:p>
          </table:table-cell>
          <table:table-cell office:value-type="float" office:value="0.151250904908076" calcext:value-type="float">
            <text:p>0.1512509049</text:p>
          </table:table-cell>
          <table:table-cell office:value-type="float" office:value="0.154322837677232" calcext:value-type="float">
            <text:p>0.1543228377</text:p>
          </table:table-cell>
          <table:table-cell office:value-type="float" office:value="0.0484466630794274" calcext:value-type="float">
            <text:p>0.0484466631</text:p>
          </table:table-cell>
          <table:table-cell office:value-type="float" office:value="-0.00131969512759141" calcext:value-type="float">
            <text:p>-0.0013196951</text:p>
          </table:table-cell>
          <table:table-cell office:value-type="float" office:value="-0.054011219638132" calcext:value-type="float">
            <text:p>-0.0540112196</text:p>
          </table:table-cell>
          <table:table-cell table:style-name="ce2" office:value-type="float" office:value="0.192139877206755" calcext:value-type="float">
            <text:p>0.1921398772</text:p>
          </table:table-cell>
          <table:table-cell office:value-type="float" office:value="-0.053110938624795" calcext:value-type="float">
            <text:p>-0.0531109386</text:p>
          </table:table-cell>
          <table:table-cell office:value-type="float" office:value="0.0918048883356904" calcext:value-type="float">
            <text:p>0.0918048883</text:p>
          </table:table-cell>
          <table:table-cell office:value-type="float" office:value="-0.00837405100542845" calcext:value-type="float">
            <text:p>-0.008374051</text:p>
          </table:table-cell>
          <table:table-cell office:value-type="float" office:value="0.117250029631101" calcext:value-type="float">
            <text:p>0.1172500296</text:p>
          </table:table-cell>
          <table:table-cell office:value-type="float" office:value="-0.00155196510306375" calcext:value-type="float">
            <text:p>-0.0015519651</text:p>
          </table:table-cell>
          <table:table-cell office:value-type="float" office:value="-0.0207373226345334" calcext:value-type="float">
            <text:p>-0.0207373226</text:p>
          </table:table-cell>
          <table:table-cell office:value-type="float" office:value="-0.0562334583932869" calcext:value-type="float">
            <text:p>-0.0562334584</text:p>
          </table:table-cell>
          <table:table-cell office:value-type="float" office:value="-0.0744758946240453" calcext:value-type="float">
            <text:p>-0.0744758946</text:p>
          </table:table-cell>
          <table:table-cell office:value-type="float" office:value="-0.00527716468312734" calcext:value-type="float">
            <text:p>-0.0052771647</text:p>
          </table:table-cell>
          <table:table-cell office:value-type="float" office:value="-0.0238435154548874" calcext:value-type="float">
            <text:p>-0.0238435155</text:p>
          </table:table-cell>
          <table:table-cell office:value-type="float" office:value="0.14746037410172" calcext:value-type="float">
            <text:p>0.1474603741</text:p>
          </table:table-cell>
          <table:table-cell office:value-type="float" office:value="-0.0154268241620847" calcext:value-type="float">
            <text:p>-0.0154268242</text:p>
          </table:table-cell>
          <table:table-cell office:value-type="float" office:value="0.00663177632122099" calcext:value-type="float">
            <text:p>0.0066317763</text:p>
          </table:table-cell>
          <table:table-cell office:value-type="float" office:value="0.0136185383585386" calcext:value-type="float">
            <text:p>0.0136185384</text:p>
          </table:table-cell>
          <table:table-cell office:value-type="float" office:value="0.101987881603969" calcext:value-type="float">
            <text:p>0.1019878816</text:p>
          </table:table-cell>
          <table:table-cell office:value-type="float" office:value="0.123146201073938" calcext:value-type="float">
            <text:p>0.1231462011</text:p>
          </table:table-cell>
          <table:table-cell office:value-type="float" office:value="-0.00933171653309681" calcext:value-type="float">
            <text:p>-0.0093317165</text:p>
          </table:table-cell>
          <table:table-cell office:value-type="float" office:value="0.00408018529616023" calcext:value-type="float">
            <text:p>0.0040801853</text:p>
          </table:table-cell>
          <table:table-cell office:value-type="float" office:value="0.0828281575186903" calcext:value-type="float">
            <text:p>0.0828281575</text:p>
          </table:table-cell>
          <table:table-cell office:value-type="float" office:value="-0.0395234714413513" calcext:value-type="float">
            <text:p>-0.0395234714</text:p>
          </table:table-cell>
        </table:table-row>
        <table:table-row table:style-name="ro1">
          <table:table-cell table:formula="of:=[.O46]" office:value-type="float" office:value="0.151943308426118" calcext:value-type="float">
            <text:p>0.1519433084</text:p>
          </table:table-cell>
          <table:table-cell table:number-columns-repeated="4"/>
          <table:table-cell office:value-type="float" office:value="0.101616413239037" calcext:value-type="float">
            <text:p>0.1016164132</text:p>
          </table:table-cell>
          <table:table-cell office:value-type="float" office:value="0.0480857181157268" calcext:value-type="float">
            <text:p>0.0480857181</text:p>
          </table:table-cell>
          <table:table-cell office:value-type="float" office:value="-0.0568672190522696" calcext:value-type="float">
            <text:p>-0.0568672191</text:p>
          </table:table-cell>
          <table:table-cell office:value-type="float" office:value="0.0217094684057036" calcext:value-type="float">
            <text:p>0.0217094684</text:p>
          </table:table-cell>
          <table:table-cell office:value-type="float" office:value="-0.101785380579577" calcext:value-type="float">
            <text:p>-0.1017853806</text:p>
          </table:table-cell>
          <table:table-cell office:value-type="float" office:value="0.0356821595602441" calcext:value-type="float">
            <text:p>0.0356821596</text:p>
          </table:table-cell>
          <table:table-cell office:value-type="float" office:value="0.0985765359407491" calcext:value-type="float">
            <text:p>0.0985765359</text:p>
          </table:table-cell>
          <table:table-cell office:value-type="float" office:value="0.0231060877774289" calcext:value-type="float">
            <text:p>0.0231060878</text:p>
          </table:table-cell>
          <table:table-cell office:value-type="float" office:value="-0.053110938624795" calcext:value-type="float">
            <text:p>-0.0531109386</text:p>
          </table:table-cell>
          <table:table-cell table:style-name="ce2" office:value-type="float" office:value="0.151943308426118" calcext:value-type="float">
            <text:p>0.1519433084</text:p>
          </table:table-cell>
          <table:table-cell office:value-type="float" office:value="-0.0297092277521892" calcext:value-type="float">
            <text:p>-0.0297092278</text:p>
          </table:table-cell>
          <table:table-cell office:value-type="float" office:value="-0.0418027269269173" calcext:value-type="float">
            <text:p>-0.0418027269</text:p>
          </table:table-cell>
          <table:table-cell office:value-type="float" office:value="0.0138726081616651" calcext:value-type="float">
            <text:p>0.0138726082</text:p>
          </table:table-cell>
          <table:table-cell office:value-type="float" office:value="-0.0091384413254865" calcext:value-type="float">
            <text:p>-0.0091384413</text:p>
          </table:table-cell>
          <table:table-cell office:value-type="float" office:value="0.0395988167388668" calcext:value-type="float">
            <text:p>0.0395988167</text:p>
          </table:table-cell>
          <table:table-cell office:value-type="float" office:value="0.0901754775484297" calcext:value-type="float">
            <text:p>0.0901754775</text:p>
          </table:table-cell>
          <table:table-cell office:value-type="float" office:value="0.0971508214559626" calcext:value-type="float">
            <text:p>0.0971508215</text:p>
          </table:table-cell>
          <table:table-cell office:value-type="float" office:value="0.0620175965001704" calcext:value-type="float">
            <text:p>0.0620175965</text:p>
          </table:table-cell>
          <table:table-cell office:value-type="float" office:value="0.118652008566835" calcext:value-type="float">
            <text:p>0.1186520086</text:p>
          </table:table-cell>
          <table:table-cell office:value-type="float" office:value="-0.0611806058544387" calcext:value-type="float">
            <text:p>-0.0611806059</text:p>
          </table:table-cell>
          <table:table-cell office:value-type="float" office:value="-0.0101443993117576" calcext:value-type="float">
            <text:p>-0.0101443993</text:p>
          </table:table-cell>
          <table:table-cell office:value-type="float" office:value="0.0237178384914526" calcext:value-type="float">
            <text:p>0.0237178385</text:p>
          </table:table-cell>
          <table:table-cell office:value-type="float" office:value="0.107381063752261" calcext:value-type="float">
            <text:p>0.1073810638</text:p>
          </table:table-cell>
          <table:table-cell office:value-type="float" office:value="0.0547271485092849" calcext:value-type="float">
            <text:p>0.0547271485</text:p>
          </table:table-cell>
          <table:table-cell office:value-type="float" office:value="-0.0402478343361942" calcext:value-type="float">
            <text:p>-0.0402478343</text:p>
          </table:table-cell>
          <table:table-cell office:value-type="float" office:value="0.0311757550070726" calcext:value-type="float">
            <text:p>0.031175755</text:p>
          </table:table-cell>
          <table:table-cell office:value-type="float" office:value="-0.0112106510563014" calcext:value-type="float">
            <text:p>-0.0112106511</text:p>
          </table:table-cell>
          <table:table-cell office:value-type="float" office:value="0.061411914024239" calcext:value-type="float">
            <text:p>0.061411914</text:p>
          </table:table-cell>
          <table:table-cell office:value-type="float" office:value="0.149719917249892" calcext:value-type="float">
            <text:p>0.1497199172</text:p>
          </table:table-cell>
        </table:table-row>
        <table:table-row table:style-name="ro1">
          <table:table-cell table:formula="of:=[.P47]" office:value-type="float" office:value="0.0978335119241303" calcext:value-type="float">
            <text:p>0.0978335119</text:p>
          </table:table-cell>
          <table:table-cell table:number-columns-repeated="4"/>
          <table:table-cell office:value-type="float" office:value="-0.0456831250303872" calcext:value-type="float">
            <text:p>-0.045683125</text:p>
          </table:table-cell>
          <table:table-cell office:value-type="float" office:value="0.0312074168225407" calcext:value-type="float">
            <text:p>0.0312074168</text:p>
          </table:table-cell>
          <table:table-cell office:value-type="float" office:value="0.024617434343084" calcext:value-type="float">
            <text:p>0.0246174343</text:p>
          </table:table-cell>
          <table:table-cell office:value-type="float" office:value="0.0617482657482268" calcext:value-type="float">
            <text:p>0.0617482657</text:p>
          </table:table-cell>
          <table:table-cell office:value-type="float" office:value="0.0415154762828819" calcext:value-type="float">
            <text:p>0.0415154763</text:p>
          </table:table-cell>
          <table:table-cell office:value-type="float" office:value="0.0723478264816445" calcext:value-type="float">
            <text:p>0.0723478265</text:p>
          </table:table-cell>
          <table:table-cell office:value-type="float" office:value="0.02441772649484" calcext:value-type="float">
            <text:p>0.0244177265</text:p>
          </table:table-cell>
          <table:table-cell office:value-type="float" office:value="-0.0102451831150451" calcext:value-type="float">
            <text:p>-0.0102451831</text:p>
          </table:table-cell>
          <table:table-cell office:value-type="float" office:value="0.0918048883356905" calcext:value-type="float">
            <text:p>0.0918048883</text:p>
          </table:table-cell>
          <table:table-cell office:value-type="float" office:value="-0.0297092277521892" calcext:value-type="float">
            <text:p>-0.0297092278</text:p>
          </table:table-cell>
          <table:table-cell table:style-name="ce2" office:value-type="float" office:value="0.0978335119241303" calcext:value-type="float">
            <text:p>0.0978335119</text:p>
          </table:table-cell>
          <table:table-cell office:value-type="float" office:value="-0.0168421483775998" calcext:value-type="float">
            <text:p>-0.0168421484</text:p>
          </table:table-cell>
          <table:table-cell office:value-type="float" office:value="0.0924663034830992" calcext:value-type="float">
            <text:p>0.0924663035</text:p>
          </table:table-cell>
          <table:table-cell office:value-type="float" office:value="-0.00608649250494114" calcext:value-type="float">
            <text:p>-0.0060864925</text:p>
          </table:table-cell>
          <table:table-cell office:value-type="float" office:value="-0.00279407763993576" calcext:value-type="float">
            <text:p>-0.0027940776</text:p>
          </table:table-cell>
          <table:table-cell office:value-type="float" office:value="-0.0821736349580665" calcext:value-type="float">
            <text:p>-0.082173635</text:p>
          </table:table-cell>
          <table:table-cell office:value-type="float" office:value="-0.0110273435242512" calcext:value-type="float">
            <text:p>-0.0110273435</text:p>
          </table:table-cell>
          <table:table-cell office:value-type="float" office:value="-0.0428890473904514" calcext:value-type="float">
            <text:p>-0.0428890474</text:p>
          </table:table-cell>
          <table:table-cell office:value-type="float" office:value="-0.130777285624824" calcext:value-type="float">
            <text:p>-0.1307772856</text:p>
          </table:table-cell>
          <table:table-cell office:value-type="float" office:value="0.0592521221792747" calcext:value-type="float">
            <text:p>0.0592521222</text:p>
          </table:table-cell>
          <table:table-cell office:value-type="float" office:value="-0.0266172160412697" calcext:value-type="float">
            <text:p>-0.026617216</text:p>
          </table:table-cell>
          <table:table-cell office:value-type="float" office:value="-0.0167560576874041" calcext:value-type="float">
            <text:p>-0.0167560577</text:p>
          </table:table-cell>
          <table:table-cell office:value-type="float" office:value="-0.0569999944734116" calcext:value-type="float">
            <text:p>-0.0569999945</text:p>
          </table:table-cell>
          <table:table-cell office:value-type="float" office:value="0.0148494947831632" calcext:value-type="float">
            <text:p>0.0148494948</text:p>
          </table:table-cell>
          <table:table-cell office:value-type="float" office:value="0.044174697774173" calcext:value-type="float">
            <text:p>0.0441746978</text:p>
          </table:table-cell>
          <table:table-cell office:value-type="float" office:value="0.0223075830413707" calcext:value-type="float">
            <text:p>0.022307583</text:p>
          </table:table-cell>
          <table:table-cell office:value-type="float" office:value="0.0133146757869068" calcext:value-type="float">
            <text:p>0.0133146758</text:p>
          </table:table-cell>
          <table:table-cell office:value-type="float" office:value="0.0966532158668976" calcext:value-type="float">
            <text:p>0.0966532159</text:p>
          </table:table-cell>
          <table:table-cell office:value-type="float" office:value="0.0958131865411902" calcext:value-type="float">
            <text:p>0.0958131865</text:p>
          </table:table-cell>
        </table:table-row>
        <table:table-row table:style-name="ro1">
          <table:table-cell table:formula="of:=[.Q48]" office:value-type="float" office:value="0.137020670252121" calcext:value-type="float">
            <text:p>0.1370206703</text:p>
          </table:table-cell>
          <table:table-cell table:number-columns-repeated="4"/>
          <table:table-cell office:value-type="float" office:value="0.00433149746693364" calcext:value-type="float">
            <text:p>0.0043314975</text:p>
          </table:table-cell>
          <table:table-cell office:value-type="float" office:value="-0.00384149675602633" calcext:value-type="float">
            <text:p>-0.0038414968</text:p>
          </table:table-cell>
          <table:table-cell office:value-type="float" office:value="0.128700124454556" calcext:value-type="float">
            <text:p>0.1287001245</text:p>
          </table:table-cell>
          <table:table-cell office:value-type="float" office:value="-0.0665971641819913" calcext:value-type="float">
            <text:p>-0.0665971642</text:p>
          </table:table-cell>
          <table:table-cell office:value-type="float" office:value="0.114217677551977" calcext:value-type="float">
            <text:p>0.1142176776</text:p>
          </table:table-cell>
          <table:table-cell office:value-type="float" office:value="-0.0546558269738851" calcext:value-type="float">
            <text:p>-0.054655827</text:p>
          </table:table-cell>
          <table:table-cell office:value-type="float" office:value="0.0440014995424082" calcext:value-type="float">
            <text:p>0.0440014995</text:p>
          </table:table-cell>
          <table:table-cell office:value-type="float" office:value="0.104038617456317" calcext:value-type="float">
            <text:p>0.1040386175</text:p>
          </table:table-cell>
          <table:table-cell office:value-type="float" office:value="-0.00837405100542846" calcext:value-type="float">
            <text:p>-0.008374051</text:p>
          </table:table-cell>
          <table:table-cell office:value-type="float" office:value="-0.0418027269269173" calcext:value-type="float">
            <text:p>-0.0418027269</text:p>
          </table:table-cell>
          <table:table-cell office:value-type="float" office:value="-0.0168421483775998" calcext:value-type="float">
            <text:p>-0.0168421484</text:p>
          </table:table-cell>
          <table:table-cell table:style-name="ce2" office:value-type="float" office:value="0.137020670252121" calcext:value-type="float">
            <text:p>0.1370206703</text:p>
          </table:table-cell>
          <table:table-cell office:value-type="float" office:value="-0.0713628542757445" calcext:value-type="float">
            <text:p>-0.0713628543</text:p>
          </table:table-cell>
          <table:table-cell office:value-type="float" office:value="0.120429115462985" calcext:value-type="float">
            <text:p>0.1204291155</text:p>
          </table:table-cell>
          <table:table-cell office:value-type="float" office:value="-0.00679318211243327" calcext:value-type="float">
            <text:p>-0.0067931821</text:p>
          </table:table-cell>
          <table:table-cell office:value-type="float" office:value="0.0501171135037104" calcext:value-type="float">
            <text:p>0.0501171135</text:p>
          </table:table-cell>
          <table:table-cell office:value-type="float" office:value="0.0568906470531263" calcext:value-type="float">
            <text:p>0.0568906471</text:p>
          </table:table-cell>
          <table:table-cell office:value-type="float" office:value="0.0111246795793669" calcext:value-type="float">
            <text:p>0.0111246796</text:p>
          </table:table-cell>
          <table:table-cell office:value-type="float" office:value="-0.00969929906471285" calcext:value-type="float">
            <text:p>-0.0096992991</text:p>
          </table:table-cell>
          <table:table-cell office:value-type="float" office:value="0.0947364047112942" calcext:value-type="float">
            <text:p>0.0947364047</text:p>
          </table:table-cell>
          <table:table-cell office:value-type="float" office:value="0.133117206191235" calcext:value-type="float">
            <text:p>0.1331172062</text:p>
          </table:table-cell>
          <table:table-cell office:value-type="float" office:value="-0.00101374600934002" calcext:value-type="float">
            <text:p>-0.001013746</text:p>
          </table:table-cell>
          <table:table-cell office:value-type="float" office:value="-0.0671592598203992" calcext:value-type="float">
            <text:p>-0.0671592598</text:p>
          </table:table-cell>
          <table:table-cell office:value-type="float" office:value="0.0122003928935672" calcext:value-type="float">
            <text:p>0.0122003929</text:p>
          </table:table-cell>
          <table:table-cell office:value-type="float" office:value="0.0239107850762272" calcext:value-type="float">
            <text:p>0.0239107851</text:p>
          </table:table-cell>
          <table:table-cell office:value-type="float" office:value="0.000928161739594622" calcext:value-type="float">
            <text:p>0.0009281617</text:p>
          </table:table-cell>
          <table:table-cell office:value-type="float" office:value="0.044172668081899" calcext:value-type="float">
            <text:p>0.0441726681</text:p>
          </table:table-cell>
          <table:table-cell office:value-type="float" office:value="-0.0810457544397244" calcext:value-type="float">
            <text:p>-0.0810457544</text:p>
          </table:table-cell>
          <table:table-cell office:value-type="float" office:value="-0.0162327067521017" calcext:value-type="float">
            <text:p>-0.0162327068</text:p>
          </table:table-cell>
        </table:table-row>
        <table:table-row table:style-name="ro1">
          <table:table-cell table:formula="of:=[.R49]" office:value-type="float" office:value="0.128251894387581" calcext:value-type="float">
            <text:p>0.1282518944</text:p>
          </table:table-cell>
          <table:table-cell table:number-columns-repeated="4"/>
          <table:table-cell office:value-type="float" office:value="-0.0142502185259289" calcext:value-type="float">
            <text:p>-0.0142502185</text:p>
          </table:table-cell>
          <table:table-cell office:value-type="float" office:value="0.0717521657833337" calcext:value-type="float">
            <text:p>0.0717521658</text:p>
          </table:table-cell>
          <table:table-cell office:value-type="float" office:value="-0.0407535251951141" calcext:value-type="float">
            <text:p>-0.0407535252</text:p>
          </table:table-cell>
          <table:table-cell office:value-type="float" office:value="0.122295751361097" calcext:value-type="float">
            <text:p>0.1222957514</text:p>
          </table:table-cell>
          <table:table-cell office:value-type="float" office:value="0.0178624747073261" calcext:value-type="float">
            <text:p>0.0178624747</text:p>
          </table:table-cell>
          <table:table-cell office:value-type="float" office:value="0.0899798010900628" calcext:value-type="float">
            <text:p>0.0899798011</text:p>
          </table:table-cell>
          <table:table-cell office:value-type="float" office:value="0.0232326798363266" calcext:value-type="float">
            <text:p>0.0232326798</text:p>
          </table:table-cell>
          <table:table-cell office:value-type="float" office:value="-0.0568589348315234" calcext:value-type="float">
            <text:p>-0.0568589348</text:p>
          </table:table-cell>
          <table:table-cell office:value-type="float" office:value="0.117250029631101" calcext:value-type="float">
            <text:p>0.1172500296</text:p>
          </table:table-cell>
          <table:table-cell office:value-type="float" office:value="0.0138726081616651" calcext:value-type="float">
            <text:p>0.0138726082</text:p>
          </table:table-cell>
          <table:table-cell office:value-type="float" office:value="0.0924663034830992" calcext:value-type="float">
            <text:p>0.0924663035</text:p>
          </table:table-cell>
          <table:table-cell office:value-type="float" office:value="-0.0713628542757445" calcext:value-type="float">
            <text:p>-0.0713628543</text:p>
          </table:table-cell>
          <table:table-cell table:style-name="ce2" office:value-type="float" office:value="0.128251894387581" calcext:value-type="float">
            <text:p>0.1282518944</text:p>
          </table:table-cell>
          <table:table-cell office:value-type="float" office:value="-0.0484870718927147" calcext:value-type="float">
            <text:p>-0.0484870719</text:p>
          </table:table-cell>
          <table:table-cell office:value-type="float" office:value="0.00266241587196428" calcext:value-type="float">
            <text:p>0.0026624159</text:p>
          </table:table-cell>
          <table:table-cell office:value-type="float" office:value="-0.0665184551203167" calcext:value-type="float">
            <text:p>-0.0665184551</text:p>
          </table:table-cell>
          <table:table-cell office:value-type="float" office:value="-0.0303829717211895" calcext:value-type="float">
            <text:p>-0.0303829717</text:p>
          </table:table-cell>
          <table:table-cell office:value-type="float" office:value="-0.0169126343978932" calcext:value-type="float">
            <text:p>-0.0169126344</text:p>
          </table:table-cell>
          <table:table-cell office:value-type="float" office:value="-0.0564723850453965" calcext:value-type="float">
            <text:p>-0.056472385</text:p>
          </table:table-cell>
          <table:table-cell office:value-type="float" office:value="0.042892896814968" calcext:value-type="float">
            <text:p>0.0428928968</text:p>
          </table:table-cell>
          <table:table-cell office:value-type="float" office:value="-0.0708550781283924" calcext:value-type="float">
            <text:p>-0.0708550781</text:p>
          </table:table-cell>
          <table:table-cell office:value-type="float" office:value="-0.00164686357726013" calcext:value-type="float">
            <text:p>-0.0016468636</text:p>
          </table:table-cell>
          <table:table-cell office:value-type="float" office:value="0.019810721361929" calcext:value-type="float">
            <text:p>0.0198107214</text:p>
          </table:table-cell>
          <table:table-cell office:value-type="float" office:value="0.0559786188153486" calcext:value-type="float">
            <text:p>0.0559786188</text:p>
          </table:table-cell>
          <table:table-cell office:value-type="float" office:value="0.0544552903732923" calcext:value-type="float">
            <text:p>0.0544552904</text:p>
          </table:table-cell>
          <table:table-cell office:value-type="float" office:value="0.0174981979846096" calcext:value-type="float">
            <text:p>0.017498198</text:p>
          </table:table-cell>
          <table:table-cell office:value-type="float" office:value="-0.00846998897837225" calcext:value-type="float">
            <text:p>-0.008469989</text:p>
          </table:table-cell>
          <table:table-cell office:value-type="float" office:value="0.133068949984158" calcext:value-type="float">
            <text:p>0.13306895</text:p>
          </table:table-cell>
          <table:table-cell office:value-type="float" office:value="0.0862741150537754" calcext:value-type="float">
            <text:p>0.0862741151</text:p>
          </table:table-cell>
        </table:table-row>
        <table:table-row table:style-name="ro1">
          <table:table-cell table:formula="of:=[.S50]" office:value-type="float" office:value="0.114217707276656" calcext:value-type="float">
            <text:p>0.1142177073</text:p>
          </table:table-cell>
          <table:table-cell table:number-columns-repeated="4"/>
          <table:table-cell office:value-type="float" office:value="0.0217186443668081" calcext:value-type="float">
            <text:p>0.0217186444</text:p>
          </table:table-cell>
          <table:table-cell office:value-type="float" office:value="0.0161947701985254" calcext:value-type="float">
            <text:p>0.0161947702</text:p>
          </table:table-cell>
          <table:table-cell office:value-type="float" office:value="0.115399914677905" calcext:value-type="float">
            <text:p>0.1153999147</text:p>
          </table:table-cell>
          <table:table-cell office:value-type="float" office:value="-0.0455682053337768" calcext:value-type="float">
            <text:p>-0.0455682053</text:p>
          </table:table-cell>
          <table:table-cell office:value-type="float" office:value="0.0970919648623096" calcext:value-type="float">
            <text:p>0.0970919649</text:p>
          </table:table-cell>
          <table:table-cell office:value-type="float" office:value="-0.0319143774121557" calcext:value-type="float">
            <text:p>-0.0319143774</text:p>
          </table:table-cell>
          <table:table-cell office:value-type="float" office:value="0.0711253446572553" calcext:value-type="float">
            <text:p>0.0711253447</text:p>
          </table:table-cell>
          <table:table-cell office:value-type="float" office:value="0.104034390025107" calcext:value-type="float">
            <text:p>0.10403439</text:p>
          </table:table-cell>
          <table:table-cell office:value-type="float" office:value="-0.00155196510306373" calcext:value-type="float">
            <text:p>-0.0015519651</text:p>
          </table:table-cell>
          <table:table-cell office:value-type="float" office:value="-0.0091384413254865" calcext:value-type="float">
            <text:p>-0.0091384413</text:p>
          </table:table-cell>
          <table:table-cell office:value-type="float" office:value="-0.00608649250494116" calcext:value-type="float">
            <text:p>-0.0060864925</text:p>
          </table:table-cell>
          <table:table-cell office:value-type="float" office:value="0.120429115462985" calcext:value-type="float">
            <text:p>0.1204291155</text:p>
          </table:table-cell>
          <table:table-cell office:value-type="float" office:value="-0.0484870718927147" calcext:value-type="float">
            <text:p>-0.0484870719</text:p>
          </table:table-cell>
          <table:table-cell table:style-name="ce2" office:value-type="float" office:value="0.114217707276656" calcext:value-type="float">
            <text:p>0.1142177073</text:p>
          </table:table-cell>
          <table:table-cell office:value-type="float" office:value="0.00216870877672659" calcext:value-type="float">
            <text:p>0.0021687088</text:p>
          </table:table-cell>
          <table:table-cell office:value-type="float" office:value="0.0570423125075242" calcext:value-type="float">
            <text:p>0.0570423125</text:p>
          </table:table-cell>
          <table:table-cell office:value-type="float" office:value="0.0757210920006452" calcext:value-type="float">
            <text:p>0.075721092</text:p>
          </table:table-cell>
          <table:table-cell office:value-type="float" office:value="0.0195499355900815" calcext:value-type="float">
            <text:p>0.0195499356</text:p>
          </table:table-cell>
          <table:table-cell office:value-type="float" office:value="-0.000686130195394499" calcext:value-type="float">
            <text:p>-0.0006861302</text:p>
          </table:table-cell>
          <table:table-cell office:value-type="float" office:value="0.0906930172304274" calcext:value-type="float">
            <text:p>0.0906930172</text:p>
          </table:table-cell>
          <table:table-cell office:value-type="float" office:value="0.122785363685265" calcext:value-type="float">
            <text:p>0.1227853637</text:p>
          </table:table-cell>
          <table:table-cell office:value-type="float" office:value="0.00254378766783227" calcext:value-type="float">
            <text:p>0.0025437877</text:p>
          </table:table-cell>
          <table:table-cell office:value-type="float" office:value="-0.0471212424125516" calcext:value-type="float">
            <text:p>-0.0471212424</text:p>
          </table:table-cell>
          <table:table-cell office:value-type="float" office:value="0.0308446698984952" calcext:value-type="float">
            <text:p>0.0308446699</text:p>
          </table:table-cell>
          <table:table-cell office:value-type="float" office:value="0.0237759252316569" calcext:value-type="float">
            <text:p>0.0237759252</text:p>
          </table:table-cell>
          <table:table-cell office:value-type="float" office:value="0.0117894076916163" calcext:value-type="float">
            <text:p>0.0117894077</text:p>
          </table:table-cell>
          <table:table-cell office:value-type="float" office:value="0.0424589539383581" calcext:value-type="float">
            <text:p>0.0424589539</text:p>
          </table:table-cell>
          <table:table-cell office:value-type="float" office:value="-0.046505902561541" calcext:value-type="float">
            <text:p>-0.0465059026</text:p>
          </table:table-cell>
          <table:table-cell office:value-type="float" office:value="0.034863979288775" calcext:value-type="float">
            <text:p>0.0348639793</text:p>
          </table:table-cell>
        </table:table-row>
        <table:table-row table:style-name="ro1">
          <table:table-cell table:formula="of:=[.T51]" office:value-type="float" office:value="0.0120792733210022" calcext:value-type="float">
            <text:p>0.0120792733</text:p>
          </table:table-cell>
          <table:table-cell table:number-columns-repeated="4"/>
          <table:table-cell office:value-type="float" office:value="0.0226548339714551" calcext:value-type="float">
            <text:p>0.022654834</text:p>
          </table:table-cell>
          <table:table-cell office:value-type="float" office:value="0.00592960061849477" calcext:value-type="float">
            <text:p>0.0059296006</text:p>
          </table:table-cell>
          <table:table-cell office:value-type="float" office:value="-0.00618417629161459" calcext:value-type="float">
            <text:p>-0.0061841763</text:p>
          </table:table-cell>
          <table:table-cell office:value-type="float" office:value="-0.00383318509106623" calcext:value-type="float">
            <text:p>-0.0038331851</text:p>
          </table:table-cell>
          <table:table-cell office:value-type="float" office:value="-0.0322366920105358" calcext:value-type="float">
            <text:p>-0.032236692</text:p>
          </table:table-cell>
          <table:table-cell office:value-type="float" office:value="0.0135408993066573" calcext:value-type="float">
            <text:p>0.0135408993</text:p>
          </table:table-cell>
          <table:table-cell office:value-type="float" office:value="0.0323927547514498" calcext:value-type="float">
            <text:p>0.0323927548</text:p>
          </table:table-cell>
          <table:table-cell office:value-type="float" office:value="0.0151426889474595" calcext:value-type="float">
            <text:p>0.0151426889</text:p>
          </table:table-cell>
          <table:table-cell office:value-type="float" office:value="-0.0207373226345334" calcext:value-type="float">
            <text:p>-0.0207373226</text:p>
          </table:table-cell>
          <table:table-cell office:value-type="float" office:value="0.0395988167388668" calcext:value-type="float">
            <text:p>0.0395988167</text:p>
          </table:table-cell>
          <table:table-cell office:value-type="float" office:value="-0.00279407763993575" calcext:value-type="float">
            <text:p>-0.0027940776</text:p>
          </table:table-cell>
          <table:table-cell office:value-type="float" office:value="-0.00679318211243326" calcext:value-type="float">
            <text:p>-0.0067931821</text:p>
          </table:table-cell>
          <table:table-cell office:value-type="float" office:value="0.00266241587196429" calcext:value-type="float">
            <text:p>0.0026624159</text:p>
          </table:table-cell>
          <table:table-cell office:value-type="float" office:value="0.00216870877672659" calcext:value-type="float">
            <text:p>0.0021687088</text:p>
          </table:table-cell>
          <table:table-cell table:style-name="ce2" office:value-type="float" office:value="0.0120792733210022" calcext:value-type="float">
            <text:p>0.0120792733</text:p>
          </table:table-cell>
          <table:table-cell office:value-type="float" office:value="0.0190330010962493" calcext:value-type="float">
            <text:p>0.0190330011</text:p>
          </table:table-cell>
          <table:table-cell office:value-type="float" office:value="0.0348785078938571" calcext:value-type="float">
            <text:p>0.0348785079</text:p>
          </table:table-cell>
          <table:table-cell office:value-type="float" office:value="0.0105755606504528" calcext:value-type="float">
            <text:p>0.0105755607</text:p>
          </table:table-cell>
          <table:table-cell office:value-type="float" office:value="0.0123703760632026" calcext:value-type="float">
            <text:p>0.0123703761</text:p>
          </table:table-cell>
          <table:table-cell office:value-type="float" office:value="-0.0186310825503677" calcext:value-type="float">
            <text:p>-0.0186310826</text:p>
          </table:table-cell>
          <table:table-cell office:value-type="float" office:value="0.000642372637560791" calcext:value-type="float">
            <text:p>0.0006423726</text:p>
          </table:table-cell>
          <table:table-cell office:value-type="float" office:value="0.00279183617898586" calcext:value-type="float">
            <text:p>0.0027918362</text:p>
          </table:table-cell>
          <table:table-cell office:value-type="float" office:value="0.0147267088985883" calcext:value-type="float">
            <text:p>0.0147267089</text:p>
          </table:table-cell>
          <table:table-cell office:value-type="float" office:value="0.00627777033996771" calcext:value-type="float">
            <text:p>0.0062777703</text:p>
          </table:table-cell>
          <table:table-cell office:value-type="float" office:value="-0.0160288939100144" calcext:value-type="float">
            <text:p>-0.0160288939</text:p>
          </table:table-cell>
          <table:table-cell office:value-type="float" office:value="0.0130364488632939" calcext:value-type="float">
            <text:p>0.0130364489</text:p>
          </table:table-cell>
          <table:table-cell office:value-type="float" office:value="0.000736184666890359" calcext:value-type="float">
            <text:p>0.0007361847</text:p>
          </table:table-cell>
          <table:table-cell office:value-type="float" office:value="0.0193854077639747" calcext:value-type="float">
            <text:p>0.0193854078</text:p>
          </table:table-cell>
          <table:table-cell office:value-type="float" office:value="0.0592331804816965" calcext:value-type="float">
            <text:p>0.0592331805</text:p>
          </table:table-cell>
        </table:table-row>
        <table:table-row table:style-name="ro1">
          <table:table-cell table:formula="of:=[.U52]" office:value-type="float" office:value="0.137116856717087" calcext:value-type="float">
            <text:p>0.1371168567</text:p>
          </table:table-cell>
          <table:table-cell table:number-columns-repeated="4"/>
          <table:table-cell office:value-type="float" office:value="0.101135438371744" calcext:value-type="float">
            <text:p>0.1011354384</text:p>
          </table:table-cell>
          <table:table-cell office:value-type="float" office:value="0.038318768906606" calcext:value-type="float">
            <text:p>0.0383187689</text:p>
          </table:table-cell>
          <table:table-cell office:value-type="float" office:value="0.00573869048875176" calcext:value-type="float">
            <text:p>0.0057386905</text:p>
          </table:table-cell>
          <table:table-cell office:value-type="float" office:value="-0.0216761667001622" calcext:value-type="float">
            <text:p>-0.0216761667</text:p>
          </table:table-cell>
          <table:table-cell office:value-type="float" office:value="0.00134391720200525" calcext:value-type="float">
            <text:p>0.0013439172</text:p>
          </table:table-cell>
          <table:table-cell office:value-type="float" office:value="-0.0487551727664218" calcext:value-type="float">
            <text:p>-0.0487551728</text:p>
          </table:table-cell>
          <table:table-cell office:value-type="float" office:value="0.066385071522814" calcext:value-type="float">
            <text:p>0.0663850715</text:p>
          </table:table-cell>
          <table:table-cell office:value-type="float" office:value="0.0573843004394871" calcext:value-type="float">
            <text:p>0.0573843004</text:p>
          </table:table-cell>
          <table:table-cell office:value-type="float" office:value="-0.0562334583932869" calcext:value-type="float">
            <text:p>-0.0562334584</text:p>
          </table:table-cell>
          <table:table-cell office:value-type="float" office:value="0.0901754775484297" calcext:value-type="float">
            <text:p>0.0901754775</text:p>
          </table:table-cell>
          <table:table-cell office:value-type="float" office:value="-0.0821736349580666" calcext:value-type="float">
            <text:p>-0.082173635</text:p>
          </table:table-cell>
          <table:table-cell office:value-type="float" office:value="0.0501171135037104" calcext:value-type="float">
            <text:p>0.0501171135</text:p>
          </table:table-cell>
          <table:table-cell office:value-type="float" office:value="-0.0665184551203167" calcext:value-type="float">
            <text:p>-0.0665184551</text:p>
          </table:table-cell>
          <table:table-cell office:value-type="float" office:value="0.0570423125075242" calcext:value-type="float">
            <text:p>0.0570423125</text:p>
          </table:table-cell>
          <table:table-cell office:value-type="float" office:value="0.0190330010962493" calcext:value-type="float">
            <text:p>0.0190330011</text:p>
          </table:table-cell>
          <table:table-cell table:style-name="ce2" office:value-type="float" office:value="0.137116856717087" calcext:value-type="float">
            <text:p>0.1371168567</text:p>
          </table:table-cell>
          <table:table-cell office:value-type="float" office:value="0.078361984374375" calcext:value-type="float">
            <text:p>0.0783619844</text:p>
          </table:table-cell>
          <table:table-cell office:value-type="float" office:value="0.0821024372754944" calcext:value-type="float">
            <text:p>0.0821024373</text:p>
          </table:table-cell>
          <table:table-cell office:value-type="float" office:value="0.179256287975027" calcext:value-type="float">
            <text:p>0.179256288</text:p>
          </table:table-cell>
          <table:table-cell office:value-type="float" office:value="0.00181679437484271" calcext:value-type="float">
            <text:p>0.0018167944</text:p>
          </table:table-cell>
          <table:table-cell office:value-type="float" office:value="0.075602436430936" calcext:value-type="float">
            <text:p>0.0756024364</text:p>
          </table:table-cell>
          <table:table-cell office:value-type="float" office:value="0.0319376447582019" calcext:value-type="float">
            <text:p>0.0319376448</text:p>
          </table:table-cell>
          <table:table-cell office:value-type="float" office:value="0.0927771009480691" calcext:value-type="float">
            <text:p>0.0927771009</text:p>
          </table:table-cell>
          <table:table-cell office:value-type="float" office:value="0.0629982384966729" calcext:value-type="float">
            <text:p>0.0629982385</text:p>
          </table:table-cell>
          <table:table-cell office:value-type="float" office:value="-0.0134577302850039" calcext:value-type="float">
            <text:p>-0.0134577303</text:p>
          </table:table-cell>
          <table:table-cell office:value-type="float" office:value="-0.000665952328642472" calcext:value-type="float">
            <text:p>-0.0006659523</text:p>
          </table:table-cell>
          <table:table-cell office:value-type="float" office:value="0.00384168666369519" calcext:value-type="float">
            <text:p>0.0038416867</text:p>
          </table:table-cell>
          <table:table-cell office:value-type="float" office:value="-0.0539377758550437" calcext:value-type="float">
            <text:p>-0.0539377759</text:p>
          </table:table-cell>
          <table:table-cell office:value-type="float" office:value="-0.00185795597741123" calcext:value-type="float">
            <text:p>-0.001857956</text:p>
          </table:table-cell>
        </table:table-row>
        <table:table-row table:style-name="ro1">
          <table:table-cell table:formula="of:=[.V53]" office:value-type="float" office:value="0.146505727752122" calcext:value-type="float">
            <text:p>0.1465057278</text:p>
          </table:table-cell>
          <table:table-cell table:number-columns-repeated="4"/>
          <table:table-cell office:value-type="float" office:value="0.0659564444881987" calcext:value-type="float">
            <text:p>0.0659564445</text:p>
          </table:table-cell>
          <table:table-cell office:value-type="float" office:value="0.00838875386947298" calcext:value-type="float">
            <text:p>0.0083887539</text:p>
          </table:table-cell>
          <table:table-cell office:value-type="float" office:value="0.0598310772936605" calcext:value-type="float">
            <text:p>0.0598310773</text:p>
          </table:table-cell>
          <table:table-cell office:value-type="float" office:value="-0.0575582599532984" calcext:value-type="float">
            <text:p>-0.05755826</text:p>
          </table:table-cell>
          <table:table-cell office:value-type="float" office:value="-0.0430402536850651" calcext:value-type="float">
            <text:p>-0.0430402537</text:p>
          </table:table-cell>
          <table:table-cell office:value-type="float" office:value="0.0172266032029785" calcext:value-type="float">
            <text:p>0.0172266032</text:p>
          </table:table-cell>
          <table:table-cell office:value-type="float" office:value="0.129062909831955" calcext:value-type="float">
            <text:p>0.1290629098</text:p>
          </table:table-cell>
          <table:table-cell office:value-type="float" office:value="0.111459740953484" calcext:value-type="float">
            <text:p>0.111459741</text:p>
          </table:table-cell>
          <table:table-cell office:value-type="float" office:value="-0.0744758946240453" calcext:value-type="float">
            <text:p>-0.0744758946</text:p>
          </table:table-cell>
          <table:table-cell office:value-type="float" office:value="0.0971508214559625" calcext:value-type="float">
            <text:p>0.0971508215</text:p>
          </table:table-cell>
          <table:table-cell office:value-type="float" office:value="-0.0110273435242512" calcext:value-type="float">
            <text:p>-0.0110273435</text:p>
          </table:table-cell>
          <table:table-cell office:value-type="float" office:value="0.0568906470531263" calcext:value-type="float">
            <text:p>0.0568906471</text:p>
          </table:table-cell>
          <table:table-cell office:value-type="float" office:value="-0.0303829717211895" calcext:value-type="float">
            <text:p>-0.0303829717</text:p>
          </table:table-cell>
          <table:table-cell office:value-type="float" office:value="0.0757210920006451" calcext:value-type="float">
            <text:p>0.075721092</text:p>
          </table:table-cell>
          <table:table-cell office:value-type="float" office:value="0.0348785078938571" calcext:value-type="float">
            <text:p>0.0348785079</text:p>
          </table:table-cell>
          <table:table-cell office:value-type="float" office:value="0.078361984374375" calcext:value-type="float">
            <text:p>0.0783619844</text:p>
          </table:table-cell>
          <table:table-cell table:style-name="ce2" office:value-type="float" office:value="0.146505727752122" calcext:value-type="float">
            <text:p>0.1465057278</text:p>
          </table:table-cell>
          <table:table-cell office:value-type="float" office:value="0.0310779365943416" calcext:value-type="float">
            <text:p>0.0310779366</text:p>
          </table:table-cell>
          <table:table-cell office:value-type="float" office:value="0.00985110598656257" calcext:value-type="float">
            <text:p>0.009851106</text:p>
          </table:table-cell>
          <table:table-cell office:value-type="float" office:value="-0.00869635970605483" calcext:value-type="float">
            <text:p>-0.0086963597</text:p>
          </table:table-cell>
          <table:table-cell office:value-type="float" office:value="0.0762557059154919" calcext:value-type="float">
            <text:p>0.0762557059</text:p>
          </table:table-cell>
          <table:table-cell office:value-type="float" office:value="0.00385160983087411" calcext:value-type="float">
            <text:p>0.0038516098</text:p>
          </table:table-cell>
          <table:table-cell office:value-type="float" office:value="-0.00694065764533467" calcext:value-type="float">
            <text:p>-0.0069406576</text:p>
          </table:table-cell>
          <table:table-cell office:value-type="float" office:value="0.0162500217705748" calcext:value-type="float">
            <text:p>0.0162500218</text:p>
          </table:table-cell>
          <table:table-cell office:value-type="float" office:value="-0.041845154816522" calcext:value-type="float">
            <text:p>-0.0418451548</text:p>
          </table:table-cell>
          <table:table-cell office:value-type="float" office:value="0.0456802060354931" calcext:value-type="float">
            <text:p>0.045680206</text:p>
          </table:table-cell>
          <table:table-cell office:value-type="float" office:value="0.0299992780992207" calcext:value-type="float">
            <text:p>0.0299992781</text:p>
          </table:table-cell>
          <table:table-cell office:value-type="float" office:value="0.0200089852041591" calcext:value-type="float">
            <text:p>0.0200089852</text:p>
          </table:table-cell>
          <table:table-cell office:value-type="float" office:value="0.194224615103236" calcext:value-type="float">
            <text:p>0.1942246151</text:p>
          </table:table-cell>
        </table:table-row>
        <table:table-row table:style-name="ro1">
          <table:table-cell table:formula="of:=[.W54]" office:value-type="float" office:value="0.0577688868240914" calcext:value-type="float">
            <text:p>0.0577688868</text:p>
          </table:table-cell>
          <table:table-cell table:number-columns-repeated="4"/>
          <table:table-cell office:value-type="float" office:value="0.0683444474745443" calcext:value-type="float">
            <text:p>0.0683444475</text:p>
          </table:table-cell>
          <table:table-cell office:value-type="float" office:value="0.0473349508989672" calcext:value-type="float">
            <text:p>0.0473349509</text:p>
          </table:table-cell>
          <table:table-cell office:value-type="float" office:value="-0.0181860100620836" calcext:value-type="float">
            <text:p>-0.0181860101</text:p>
          </table:table-cell>
          <table:table-cell office:value-type="float" office:value="0.0228356606723922" calcext:value-type="float">
            <text:p>0.0228356607</text:p>
          </table:table-cell>
          <table:table-cell office:value-type="float" office:value="0.00983053690214893" calcext:value-type="float">
            <text:p>0.0098305369</text:p>
          </table:table-cell>
          <table:table-cell office:value-type="float" office:value="-0.0199052087233747" calcext:value-type="float">
            <text:p>-0.0199052087</text:p>
          </table:table-cell>
          <table:table-cell office:value-type="float" office:value="0.0373667802420948" calcext:value-type="float">
            <text:p>0.0373667802</text:p>
          </table:table-cell>
          <table:table-cell office:value-type="float" office:value="0.0122428597083463" calcext:value-type="float">
            <text:p>0.0122428597</text:p>
          </table:table-cell>
          <table:table-cell office:value-type="float" office:value="-0.00527716468312733" calcext:value-type="float">
            <text:p>-0.0052771647</text:p>
          </table:table-cell>
          <table:table-cell office:value-type="float" office:value="0.0620175965001704" calcext:value-type="float">
            <text:p>0.0620175965</text:p>
          </table:table-cell>
          <table:table-cell office:value-type="float" office:value="-0.0428890473904514" calcext:value-type="float">
            <text:p>-0.0428890474</text:p>
          </table:table-cell>
          <table:table-cell office:value-type="float" office:value="0.0111246795793669" calcext:value-type="float">
            <text:p>0.0111246796</text:p>
          </table:table-cell>
          <table:table-cell office:value-type="float" office:value="-0.0169126343978932" calcext:value-type="float">
            <text:p>-0.0169126344</text:p>
          </table:table-cell>
          <table:table-cell office:value-type="float" office:value="0.0195499355900815" calcext:value-type="float">
            <text:p>0.0195499356</text:p>
          </table:table-cell>
          <table:table-cell office:value-type="float" office:value="0.0105755606504528" calcext:value-type="float">
            <text:p>0.0105755607</text:p>
          </table:table-cell>
          <table:table-cell office:value-type="float" office:value="0.0821024372754943" calcext:value-type="float">
            <text:p>0.0821024373</text:p>
          </table:table-cell>
          <table:table-cell office:value-type="float" office:value="0.0310779365943416" calcext:value-type="float">
            <text:p>0.0310779366</text:p>
          </table:table-cell>
          <table:table-cell table:style-name="ce2" office:value-type="float" office:value="0.0577688868240914" calcext:value-type="float">
            <text:p>0.0577688868</text:p>
          </table:table-cell>
          <table:table-cell office:value-type="float" office:value="0.131942965947493" calcext:value-type="float">
            <text:p>0.1319429659</text:p>
          </table:table-cell>
          <table:table-cell office:value-type="float" office:value="0.0109626093079053" calcext:value-type="float">
            <text:p>0.0109626093</text:p>
          </table:table-cell>
          <table:table-cell office:value-type="float" office:value="0.0289934238347779" calcext:value-type="float">
            <text:p>0.0289934238</text:p>
          </table:table-cell>
          <table:table-cell office:value-type="float" office:value="0.0251619278603691" calcext:value-type="float">
            <text:p>0.0251619279</text:p>
          </table:table-cell>
          <table:table-cell office:value-type="float" office:value="0.0835795600414775" calcext:value-type="float">
            <text:p>0.08357956</text:p>
          </table:table-cell>
          <table:table-cell office:value-type="float" office:value="0.0620731656072786" calcext:value-type="float">
            <text:p>0.0620731656</text:p>
          </table:table-cell>
          <table:table-cell office:value-type="float" office:value="0.00846693284104569" calcext:value-type="float">
            <text:p>0.0084669328</text:p>
          </table:table-cell>
          <table:table-cell office:value-type="float" office:value="-0.00399691428268636" calcext:value-type="float">
            <text:p>-0.0039969143</text:p>
          </table:table-cell>
          <table:table-cell office:value-type="float" office:value="-0.00496324691327063" calcext:value-type="float">
            <text:p>-0.0049632469</text:p>
          </table:table-cell>
          <table:table-cell office:value-type="float" office:value="-0.0136302573523984" calcext:value-type="float">
            <text:p>-0.0136302574</text:p>
          </table:table-cell>
          <table:table-cell office:value-type="float" office:value="-0.0128571275836458" calcext:value-type="float">
            <text:p>-0.0128571276</text:p>
          </table:table-cell>
        </table:table-row>
        <table:table-row table:style-name="ro1">
          <table:table-cell table:formula="of:=[.X55]" office:value-type="float" office:value="0.343992688298392" calcext:value-type="float">
            <text:p>0.3439926883</text:p>
          </table:table-cell>
          <table:table-cell table:number-columns-repeated="4"/>
          <table:table-cell office:value-type="float" office:value="0.144313342010696" calcext:value-type="float">
            <text:p>0.144313342</text:p>
          </table:table-cell>
          <table:table-cell office:value-type="float" office:value="0.0865853333038121" calcext:value-type="float">
            <text:p>0.0865853333</text:p>
          </table:table-cell>
          <table:table-cell office:value-type="float" office:value="-0.0920301885031228" calcext:value-type="float">
            <text:p>-0.0920301885</text:p>
          </table:table-cell>
          <table:table-cell office:value-type="float" office:value="0.0532970269083928" calcext:value-type="float">
            <text:p>0.0532970269</text:p>
          </table:table-cell>
          <table:table-cell office:value-type="float" office:value="0.00174319654242792" calcext:value-type="float">
            <text:p>0.0017431965</text:p>
          </table:table-cell>
          <table:table-cell office:value-type="float" office:value="-0.0741077296302746" calcext:value-type="float">
            <text:p>-0.0741077296</text:p>
          </table:table-cell>
          <table:table-cell office:value-type="float" office:value="0.0160286330720279" calcext:value-type="float">
            <text:p>0.0160286331</text:p>
          </table:table-cell>
          <table:table-cell office:value-type="float" office:value="-0.0255574545780725" calcext:value-type="float">
            <text:p>-0.0255574546</text:p>
          </table:table-cell>
          <table:table-cell office:value-type="float" office:value="-0.0238435154548874" calcext:value-type="float">
            <text:p>-0.0238435155</text:p>
          </table:table-cell>
          <table:table-cell office:value-type="float" office:value="0.118652008566835" calcext:value-type="float">
            <text:p>0.1186520086</text:p>
          </table:table-cell>
          <table:table-cell office:value-type="float" office:value="-0.130777285624824" calcext:value-type="float">
            <text:p>-0.1307772856</text:p>
          </table:table-cell>
          <table:table-cell office:value-type="float" office:value="-0.0096992990647128" calcext:value-type="float">
            <text:p>-0.0096992991</text:p>
          </table:table-cell>
          <table:table-cell office:value-type="float" office:value="-0.0564723850453965" calcext:value-type="float">
            <text:p>-0.056472385</text:p>
          </table:table-cell>
          <table:table-cell office:value-type="float" office:value="-0.000686130195394499" calcext:value-type="float">
            <text:p>-0.0006861302</text:p>
          </table:table-cell>
          <table:table-cell office:value-type="float" office:value="0.0123703760632026" calcext:value-type="float">
            <text:p>0.0123703761</text:p>
          </table:table-cell>
          <table:table-cell office:value-type="float" office:value="0.179256287975027" calcext:value-type="float">
            <text:p>0.179256288</text:p>
          </table:table-cell>
          <table:table-cell office:value-type="float" office:value="0.00985110598656261" calcext:value-type="float">
            <text:p>0.009851106</text:p>
          </table:table-cell>
          <table:table-cell office:value-type="float" office:value="0.131942965947493" calcext:value-type="float">
            <text:p>0.1319429659</text:p>
          </table:table-cell>
          <table:table-cell table:style-name="ce2" office:value-type="float" office:value="0.343992688298392" calcext:value-type="float">
            <text:p>0.3439926883</text:p>
          </table:table-cell>
          <table:table-cell office:value-type="float" office:value="-0.0135933935609004" calcext:value-type="float">
            <text:p>-0.0135933936</text:p>
          </table:table-cell>
          <table:table-cell office:value-type="float" office:value="0.0270208359711365" calcext:value-type="float">
            <text:p>0.027020836</text:p>
          </table:table-cell>
          <table:table-cell office:value-type="float" office:value="0.061069894008496" calcext:value-type="float">
            <text:p>0.061069894</text:p>
          </table:table-cell>
          <table:table-cell office:value-type="float" office:value="0.220272882159034" calcext:value-type="float">
            <text:p>0.2202728822</text:p>
          </table:table-cell>
          <table:table-cell office:value-type="float" office:value="0.12073827020696" calcext:value-type="float">
            <text:p>0.1207382702</text:p>
          </table:table-cell>
          <table:table-cell office:value-type="float" office:value="0.0105778650994122" calcext:value-type="float">
            <text:p>0.0105778651</text:p>
          </table:table-cell>
          <table:table-cell office:value-type="float" office:value="-0.0358075764720594" calcext:value-type="float">
            <text:p>-0.0358075765</text:p>
          </table:table-cell>
          <table:table-cell office:value-type="float" office:value="-0.0344960020008452" calcext:value-type="float">
            <text:p>-0.034496002</text:p>
          </table:table-cell>
          <table:table-cell office:value-type="float" office:value="-0.0684517679548406" calcext:value-type="float">
            <text:p>-0.068451768</text:p>
          </table:table-cell>
          <table:table-cell office:value-type="float" office:value="-0.140663107755536" calcext:value-type="float">
            <text:p>-0.1406631078</text:p>
          </table:table-cell>
        </table:table-row>
        <table:table-row table:style-name="ro1">
          <table:table-cell table:formula="of:=[.Y56]" office:value-type="float" office:value="0.189291054808404" calcext:value-type="float">
            <text:p>0.1892910548</text:p>
          </table:table-cell>
          <table:table-cell table:number-columns-repeated="4"/>
          <table:table-cell office:value-type="float" office:value="-0.00766847324246236" calcext:value-type="float">
            <text:p>-0.0076684732</text:p>
          </table:table-cell>
          <table:table-cell office:value-type="float" office:value="0.0905869355143167" calcext:value-type="float">
            <text:p>0.0905869355</text:p>
          </table:table-cell>
          <table:table-cell office:value-type="float" office:value="0.0997599831284612" calcext:value-type="float">
            <text:p>0.0997599831</text:p>
          </table:table-cell>
          <table:table-cell office:value-type="float" office:value="0.0762661963679394" calcext:value-type="float">
            <text:p>0.0762661964</text:p>
          </table:table-cell>
          <table:table-cell office:value-type="float" office:value="0.206335537815106" calcext:value-type="float">
            <text:p>0.2063355378</text:p>
          </table:table-cell>
          <table:table-cell office:value-type="float" office:value="0.000716411150131501" calcext:value-type="float">
            <text:p>0.0007164112</text:p>
          </table:table-cell>
          <table:table-cell office:value-type="float" office:value="0.0420952051825522" calcext:value-type="float">
            <text:p>0.0420952052</text:p>
          </table:table-cell>
          <table:table-cell office:value-type="float" office:value="0.0374446644046197" calcext:value-type="float">
            <text:p>0.0374446644</text:p>
          </table:table-cell>
          <table:table-cell office:value-type="float" office:value="0.14746037410172" calcext:value-type="float">
            <text:p>0.1474603741</text:p>
          </table:table-cell>
          <table:table-cell office:value-type="float" office:value="-0.0611806058544387" calcext:value-type="float">
            <text:p>-0.0611806059</text:p>
          </table:table-cell>
          <table:table-cell office:value-type="float" office:value="0.0592521221792747" calcext:value-type="float">
            <text:p>0.0592521222</text:p>
          </table:table-cell>
          <table:table-cell office:value-type="float" office:value="0.0947364047112943" calcext:value-type="float">
            <text:p>0.0947364047</text:p>
          </table:table-cell>
          <table:table-cell office:value-type="float" office:value="0.042892896814968" calcext:value-type="float">
            <text:p>0.0428928968</text:p>
          </table:table-cell>
          <table:table-cell office:value-type="float" office:value="0.0906930172304274" calcext:value-type="float">
            <text:p>0.0906930172</text:p>
          </table:table-cell>
          <table:table-cell office:value-type="float" office:value="-0.0186310825503677" calcext:value-type="float">
            <text:p>-0.0186310826</text:p>
          </table:table-cell>
          <table:table-cell office:value-type="float" office:value="0.00181679437484272" calcext:value-type="float">
            <text:p>0.0018167944</text:p>
          </table:table-cell>
          <table:table-cell office:value-type="float" office:value="-0.00869635970605478" calcext:value-type="float">
            <text:p>-0.0086963597</text:p>
          </table:table-cell>
          <table:table-cell office:value-type="float" office:value="0.0109626093079054" calcext:value-type="float">
            <text:p>0.0109626093</text:p>
          </table:table-cell>
          <table:table-cell office:value-type="float" office:value="-0.0135933935609004" calcext:value-type="float">
            <text:p>-0.0135933936</text:p>
          </table:table-cell>
          <table:table-cell table:style-name="ce2" office:value-type="float" office:value="0.189291054808404" calcext:value-type="float">
            <text:p>0.1892910548</text:p>
          </table:table-cell>
          <table:table-cell office:value-type="float" office:value="0.0891064176867613" calcext:value-type="float">
            <text:p>0.0891064177</text:p>
          </table:table-cell>
          <table:table-cell office:value-type="float" office:value="0.00737110850130182" calcext:value-type="float">
            <text:p>0.0073711085</text:p>
          </table:table-cell>
          <table:table-cell office:value-type="float" office:value="-0.0288631701358412" calcext:value-type="float">
            <text:p>-0.0288631701</text:p>
          </table:table-cell>
          <table:table-cell office:value-type="float" office:value="0.0998084233454532" calcext:value-type="float">
            <text:p>0.0998084233</text:p>
          </table:table-cell>
          <table:table-cell office:value-type="float" office:value="0.116698384419052" calcext:value-type="float">
            <text:p>0.1166983844</text:p>
          </table:table-cell>
          <table:table-cell office:value-type="float" office:value="-0.00438601630206431" calcext:value-type="float">
            <text:p>-0.0043860163</text:p>
          </table:table-cell>
          <table:table-cell office:value-type="float" office:value="0.0361250207840772" calcext:value-type="float">
            <text:p>0.0361250208</text:p>
          </table:table-cell>
          <table:table-cell office:value-type="float" office:value="0.0112607187387655" calcext:value-type="float">
            <text:p>0.0112607187</text:p>
          </table:table-cell>
          <table:table-cell office:value-type="float" office:value="-0.0323955400639267" calcext:value-type="float">
            <text:p>-0.0323955401</text:p>
          </table:table-cell>
        </table:table-row>
        <table:table-row table:style-name="ro1">
          <table:table-cell table:formula="of:=[.Z57]" office:value-type="float" office:value="0.136585658781179" calcext:value-type="float">
            <text:p>0.1365856588</text:p>
          </table:table-cell>
          <table:table-cell table:number-columns-repeated="4"/>
          <table:table-cell office:value-type="float" office:value="0.0296357964723387" calcext:value-type="float">
            <text:p>0.0296357965</text:p>
          </table:table-cell>
          <table:table-cell office:value-type="float" office:value="0.0114968202882198" calcext:value-type="float">
            <text:p>0.0114968203</text:p>
          </table:table-cell>
          <table:table-cell office:value-type="float" office:value="0.118452522159583" calcext:value-type="float">
            <text:p>0.1184525222</text:p>
          </table:table-cell>
          <table:table-cell office:value-type="float" office:value="-0.0589083856812971" calcext:value-type="float">
            <text:p>-0.0589083857</text:p>
          </table:table-cell>
          <table:table-cell office:value-type="float" office:value="0.102264340145115" calcext:value-type="float">
            <text:p>0.1022643401</text:p>
          </table:table-cell>
          <table:table-cell office:value-type="float" office:value="-0.0517327277937141" calcext:value-type="float">
            <text:p>-0.0517327278</text:p>
          </table:table-cell>
          <table:table-cell office:value-type="float" office:value="0.0651675628416114" calcext:value-type="float">
            <text:p>0.0651675628</text:p>
          </table:table-cell>
          <table:table-cell office:value-type="float" office:value="0.10974136915726" calcext:value-type="float">
            <text:p>0.1097413692</text:p>
          </table:table-cell>
          <table:table-cell office:value-type="float" office:value="-0.0154268241620847" calcext:value-type="float">
            <text:p>-0.0154268242</text:p>
          </table:table-cell>
          <table:table-cell office:value-type="float" office:value="-0.0101443993117576" calcext:value-type="float">
            <text:p>-0.0101443993</text:p>
          </table:table-cell>
          <table:table-cell office:value-type="float" office:value="-0.0266172160412698" calcext:value-type="float">
            <text:p>-0.026617216</text:p>
          </table:table-cell>
          <table:table-cell office:value-type="float" office:value="0.133117206191235" calcext:value-type="float">
            <text:p>0.1331172062</text:p>
          </table:table-cell>
          <table:table-cell office:value-type="float" office:value="-0.0708550781283924" calcext:value-type="float">
            <text:p>-0.0708550781</text:p>
          </table:table-cell>
          <table:table-cell office:value-type="float" office:value="0.122785363685265" calcext:value-type="float">
            <text:p>0.1227853637</text:p>
          </table:table-cell>
          <table:table-cell office:value-type="float" office:value="0.000642372637560786" calcext:value-type="float">
            <text:p>0.0006423726</text:p>
          </table:table-cell>
          <table:table-cell office:value-type="float" office:value="0.075602436430936" calcext:value-type="float">
            <text:p>0.0756024364</text:p>
          </table:table-cell>
          <table:table-cell office:value-type="float" office:value="0.0762557059154919" calcext:value-type="float">
            <text:p>0.0762557059</text:p>
          </table:table-cell>
          <table:table-cell office:value-type="float" office:value="0.0289934238347779" calcext:value-type="float">
            <text:p>0.0289934238</text:p>
          </table:table-cell>
          <table:table-cell office:value-type="float" office:value="0.0270208359711364" calcext:value-type="float">
            <text:p>0.027020836</text:p>
          </table:table-cell>
          <table:table-cell office:value-type="float" office:value="0.0891064176867613" calcext:value-type="float">
            <text:p>0.0891064177</text:p>
          </table:table-cell>
          <table:table-cell table:style-name="ce2" office:value-type="float" office:value="0.136585658781179" calcext:value-type="float">
            <text:p>0.1365856588</text:p>
          </table:table-cell>
          <table:table-cell office:value-type="float" office:value="0.00629453254232808" calcext:value-type="float">
            <text:p>0.0062945325</text:p>
          </table:table-cell>
          <table:table-cell office:value-type="float" office:value="-0.0390406316257036" calcext:value-type="float">
            <text:p>-0.0390406316</text:p>
          </table:table-cell>
          <table:table-cell office:value-type="float" office:value="0.0307272589907252" calcext:value-type="float">
            <text:p>0.030727259</text:p>
          </table:table-cell>
          <table:table-cell office:value-type="float" office:value="0.0203219012208919" calcext:value-type="float">
            <text:p>0.0203219012</text:p>
          </table:table-cell>
          <table:table-cell office:value-type="float" office:value="0.00520812730841421" calcext:value-type="float">
            <text:p>0.0052081273</text:p>
          </table:table-cell>
          <table:table-cell office:value-type="float" office:value="0.0421622431401269" calcext:value-type="float">
            <text:p>0.0421622431</text:p>
          </table:table-cell>
          <table:table-cell office:value-type="float" office:value="-0.0730387854432153" calcext:value-type="float">
            <text:p>-0.0730387854</text:p>
          </table:table-cell>
          <table:table-cell office:value-type="float" office:value="0.0050705231210959" calcext:value-type="float">
            <text:p>0.0050705231</text:p>
          </table:table-cell>
        </table:table-row>
        <table:table-row table:style-name="ro1">
          <table:table-cell table:formula="of:=[.AA58]" office:value-type="float" office:value="0.0118247209243503" calcext:value-type="float">
            <text:p>0.0118247209</text:p>
          </table:table-cell>
          <table:table-cell table:number-columns-repeated="4"/>
          <table:table-cell office:value-type="float" office:value="0.027953764039355" calcext:value-type="float">
            <text:p>0.027953764</text:p>
          </table:table-cell>
          <table:table-cell office:value-type="float" office:value="0.0247470334699976" calcext:value-type="float">
            <text:p>0.0247470335</text:p>
          </table:table-cell>
          <table:table-cell office:value-type="float" office:value="-0.0143110282983313" calcext:value-type="float">
            <text:p>-0.0143110283</text:p>
          </table:table-cell>
          <table:table-cell office:value-type="float" office:value="0.0192107420924546" calcext:value-type="float">
            <text:p>0.0192107421</text:p>
          </table:table-cell>
          <table:table-cell office:value-type="float" office:value="0.00833001719681177" calcext:value-type="float">
            <text:p>0.0083300172</text:p>
          </table:table-cell>
          <table:table-cell office:value-type="float" office:value="-0.00769470094631518" calcext:value-type="float">
            <text:p>-0.0076947009</text:p>
          </table:table-cell>
          <table:table-cell office:value-type="float" office:value="0.0099393718469567" calcext:value-type="float">
            <text:p>0.0099393718</text:p>
          </table:table-cell>
          <table:table-cell office:value-type="float" office:value="-0.00373718554557387" calcext:value-type="float">
            <text:p>-0.0037371855</text:p>
          </table:table-cell>
          <table:table-cell office:value-type="float" office:value="0.006631776321221" calcext:value-type="float">
            <text:p>0.0066317763</text:p>
          </table:table-cell>
          <table:table-cell office:value-type="float" office:value="0.0237178384914526" calcext:value-type="float">
            <text:p>0.0237178385</text:p>
          </table:table-cell>
          <table:table-cell office:value-type="float" office:value="-0.0167560576874041" calcext:value-type="float">
            <text:p>-0.0167560577</text:p>
          </table:table-cell>
          <table:table-cell office:value-type="float" office:value="-0.00101374600934001" calcext:value-type="float">
            <text:p>-0.001013746</text:p>
          </table:table-cell>
          <table:table-cell office:value-type="float" office:value="-0.00164686357726013" calcext:value-type="float">
            <text:p>-0.0016468636</text:p>
          </table:table-cell>
          <table:table-cell office:value-type="float" office:value="0.00254378766783226" calcext:value-type="float">
            <text:p>0.0025437877</text:p>
          </table:table-cell>
          <table:table-cell office:value-type="float" office:value="0.00279183617898586" calcext:value-type="float">
            <text:p>0.0027918362</text:p>
          </table:table-cell>
          <table:table-cell office:value-type="float" office:value="0.0319376447582019" calcext:value-type="float">
            <text:p>0.0319376448</text:p>
          </table:table-cell>
          <table:table-cell office:value-type="float" office:value="0.0038516098308741" calcext:value-type="float">
            <text:p>0.0038516098</text:p>
          </table:table-cell>
          <table:table-cell office:value-type="float" office:value="0.0251619278603691" calcext:value-type="float">
            <text:p>0.0251619279</text:p>
          </table:table-cell>
          <table:table-cell office:value-type="float" office:value="0.0610698940084959" calcext:value-type="float">
            <text:p>0.061069894</text:p>
          </table:table-cell>
          <table:table-cell office:value-type="float" office:value="0.00737110850130182" calcext:value-type="float">
            <text:p>0.0073711085</text:p>
          </table:table-cell>
          <table:table-cell office:value-type="float" office:value="0.00629453254232808" calcext:value-type="float">
            <text:p>0.0062945325</text:p>
          </table:table-cell>
          <table:table-cell table:style-name="ce2" office:value-type="float" office:value="0.0118247209243503" calcext:value-type="float">
            <text:p>0.0118247209</text:p>
          </table:table-cell>
          <table:table-cell office:value-type="float" office:value="0.0415105474908029" calcext:value-type="float">
            <text:p>0.0415105475</text:p>
          </table:table-cell>
          <table:table-cell office:value-type="float" office:value="0.0307759618543483" calcext:value-type="float">
            <text:p>0.0307759619</text:p>
          </table:table-cell>
          <table:table-cell office:value-type="float" office:value="0.008851126199344" calcext:value-type="float">
            <text:p>0.0088511262</text:p>
          </table:table-cell>
          <table:table-cell office:value-type="float" office:value="-0.00447651772565468" calcext:value-type="float">
            <text:p>-0.0044765177</text:p>
          </table:table-cell>
          <table:table-cell office:value-type="float" office:value="-0.00475703455043457" calcext:value-type="float">
            <text:p>-0.0047570346</text:p>
          </table:table-cell>
          <table:table-cell office:value-type="float" office:value="-0.0033714697709565" calcext:value-type="float">
            <text:p>-0.0033714698</text:p>
          </table:table-cell>
          <table:table-cell office:value-type="float" office:value="-0.0166267207353013" calcext:value-type="float">
            <text:p>-0.0166267207</text:p>
          </table:table-cell>
        </table:table-row>
        <table:table-row table:style-name="ro1">
          <table:table-cell table:formula="of:=[.AB59]" office:value-type="float" office:value="0.17621089187338" calcext:value-type="float">
            <text:p>0.1762108919</text:p>
          </table:table-cell>
          <table:table-cell table:number-columns-repeated="4"/>
          <table:table-cell office:value-type="float" office:value="0.0983062689400659" calcext:value-type="float">
            <text:p>0.0983062689</text:p>
          </table:table-cell>
          <table:table-cell office:value-type="float" office:value="0.0814820323549762" calcext:value-type="float">
            <text:p>0.0814820324</text:p>
          </table:table-cell>
          <table:table-cell office:value-type="float" office:value="-0.110880644528919" calcext:value-type="float">
            <text:p>-0.1108806445</text:p>
          </table:table-cell>
          <table:table-cell office:value-type="float" office:value="0.0881051074449465" calcext:value-type="float">
            <text:p>0.0881051074</text:p>
          </table:table-cell>
          <table:table-cell office:value-type="float" office:value="-0.0355092682475815" calcext:value-type="float">
            <text:p>-0.0355092682</text:p>
          </table:table-cell>
          <table:table-cell office:value-type="float" office:value="-0.00420381495269665" calcext:value-type="float">
            <text:p>-0.004203815</text:p>
          </table:table-cell>
          <table:table-cell office:value-type="float" office:value="0.0154215065114457" calcext:value-type="float">
            <text:p>0.0154215065</text:p>
          </table:table-cell>
          <table:table-cell office:value-type="float" office:value="-0.0575259999483325" calcext:value-type="float">
            <text:p>-0.0575259999</text:p>
          </table:table-cell>
          <table:table-cell office:value-type="float" office:value="0.0136185383585387" calcext:value-type="float">
            <text:p>0.0136185384</text:p>
          </table:table-cell>
          <table:table-cell office:value-type="float" office:value="0.107381063752261" calcext:value-type="float">
            <text:p>0.1073810638</text:p>
          </table:table-cell>
          <table:table-cell office:value-type="float" office:value="-0.0569999944734116" calcext:value-type="float">
            <text:p>-0.0569999945</text:p>
          </table:table-cell>
          <table:table-cell office:value-type="float" office:value="-0.0671592598203992" calcext:value-type="float">
            <text:p>-0.0671592598</text:p>
          </table:table-cell>
          <table:table-cell office:value-type="float" office:value="0.0198107213619291" calcext:value-type="float">
            <text:p>0.0198107214</text:p>
          </table:table-cell>
          <table:table-cell office:value-type="float" office:value="-0.0471212424125517" calcext:value-type="float">
            <text:p>-0.0471212424</text:p>
          </table:table-cell>
          <table:table-cell office:value-type="float" office:value="0.0147267088985883" calcext:value-type="float">
            <text:p>0.0147267089</text:p>
          </table:table-cell>
          <table:table-cell office:value-type="float" office:value="0.0927771009480691" calcext:value-type="float">
            <text:p>0.0927771009</text:p>
          </table:table-cell>
          <table:table-cell office:value-type="float" office:value="-0.00694065764533468" calcext:value-type="float">
            <text:p>-0.0069406576</text:p>
          </table:table-cell>
          <table:table-cell office:value-type="float" office:value="0.0835795600414775" calcext:value-type="float">
            <text:p>0.08357956</text:p>
          </table:table-cell>
          <table:table-cell office:value-type="float" office:value="0.220272882159034" calcext:value-type="float">
            <text:p>0.2202728822</text:p>
          </table:table-cell>
          <table:table-cell office:value-type="float" office:value="-0.0288631701358412" calcext:value-type="float">
            <text:p>-0.0288631701</text:p>
          </table:table-cell>
          <table:table-cell office:value-type="float" office:value="-0.0390406316257036" calcext:value-type="float">
            <text:p>-0.0390406316</text:p>
          </table:table-cell>
          <table:table-cell office:value-type="float" office:value="0.0415105474908029" calcext:value-type="float">
            <text:p>0.0415105475</text:p>
          </table:table-cell>
          <table:table-cell table:style-name="ce2" office:value-type="float" office:value="0.17621089187338" calcext:value-type="float">
            <text:p>0.1762108919</text:p>
          </table:table-cell>
          <table:table-cell office:value-type="float" office:value="0.0954324167109552" calcext:value-type="float">
            <text:p>0.0954324167</text:p>
          </table:table-cell>
          <table:table-cell office:value-type="float" office:value="0.0110765321268683" calcext:value-type="float">
            <text:p>0.0110765321</text:p>
          </table:table-cell>
          <table:table-cell office:value-type="float" office:value="-0.0150442914539526" calcext:value-type="float">
            <text:p>-0.0150442915</text:p>
          </table:table-cell>
          <table:table-cell office:value-type="float" office:value="-0.0375110055622549" calcext:value-type="float">
            <text:p>-0.0375110056</text:p>
          </table:table-cell>
          <table:table-cell office:value-type="float" office:value="0.0211455109644101" calcext:value-type="float">
            <text:p>0.021145511</text:p>
          </table:table-cell>
          <table:table-cell office:value-type="float" office:value="-0.046008921977094" calcext:value-type="float">
            <text:p>-0.046008922</text:p>
          </table:table-cell>
        </table:table-row>
        <table:table-row table:style-name="ro1">
          <table:table-cell table:formula="of:=[.AC60]" office:value-type="float" office:value="0.132718055657753" calcext:value-type="float">
            <text:p>0.1327180557</text:p>
          </table:table-cell>
          <table:table-cell table:number-columns-repeated="4"/>
          <table:table-cell office:value-type="float" office:value="0.0683509359472463" calcext:value-type="float">
            <text:p>0.0683509359</text:p>
          </table:table-cell>
          <table:table-cell office:value-type="float" office:value="0.11994771800198" calcext:value-type="float">
            <text:p>0.119947718</text:p>
          </table:table-cell>
          <table:table-cell office:value-type="float" office:value="-0.00557040948946868" calcext:value-type="float">
            <text:p>-0.0055704095</text:p>
          </table:table-cell>
          <table:table-cell office:value-type="float" office:value="0.111252772184077" calcext:value-type="float">
            <text:p>0.1112527722</text:p>
          </table:table-cell>
          <table:table-cell office:value-type="float" office:value="0.0934132420977155" calcext:value-type="float">
            <text:p>0.0934132421</text:p>
          </table:table-cell>
          <table:table-cell office:value-type="float" office:value="0.0189965097282378" calcext:value-type="float">
            <text:p>0.0189965097</text:p>
          </table:table-cell>
          <table:table-cell office:value-type="float" office:value="0.06675853222758" calcext:value-type="float">
            <text:p>0.0667585322</text:p>
          </table:table-cell>
          <table:table-cell office:value-type="float" office:value="-0.000902152645812011" calcext:value-type="float">
            <text:p>-0.0009021526</text:p>
          </table:table-cell>
          <table:table-cell office:value-type="float" office:value="0.101987881603969" calcext:value-type="float">
            <text:p>0.1019878816</text:p>
          </table:table-cell>
          <table:table-cell office:value-type="float" office:value="0.0547271485092849" calcext:value-type="float">
            <text:p>0.0547271485</text:p>
          </table:table-cell>
          <table:table-cell office:value-type="float" office:value="0.0148494947831632" calcext:value-type="float">
            <text:p>0.0148494948</text:p>
          </table:table-cell>
          <table:table-cell office:value-type="float" office:value="0.0122003928935673" calcext:value-type="float">
            <text:p>0.0122003929</text:p>
          </table:table-cell>
          <table:table-cell office:value-type="float" office:value="0.0559786188153486" calcext:value-type="float">
            <text:p>0.0559786188</text:p>
          </table:table-cell>
          <table:table-cell office:value-type="float" office:value="0.0308446698984952" calcext:value-type="float">
            <text:p>0.0308446699</text:p>
          </table:table-cell>
          <table:table-cell office:value-type="float" office:value="0.00627777033996771" calcext:value-type="float">
            <text:p>0.0062777703</text:p>
          </table:table-cell>
          <table:table-cell office:value-type="float" office:value="0.0629982384966729" calcext:value-type="float">
            <text:p>0.0629982385</text:p>
          </table:table-cell>
          <table:table-cell office:value-type="float" office:value="0.0162500217705748" calcext:value-type="float">
            <text:p>0.0162500218</text:p>
          </table:table-cell>
          <table:table-cell office:value-type="float" office:value="0.0620731656072786" calcext:value-type="float">
            <text:p>0.0620731656</text:p>
          </table:table-cell>
          <table:table-cell office:value-type="float" office:value="0.12073827020696" calcext:value-type="float">
            <text:p>0.1207382702</text:p>
          </table:table-cell>
          <table:table-cell office:value-type="float" office:value="0.0998084233454532" calcext:value-type="float">
            <text:p>0.0998084233</text:p>
          </table:table-cell>
          <table:table-cell office:value-type="float" office:value="0.0307272589907253" calcext:value-type="float">
            <text:p>0.030727259</text:p>
          </table:table-cell>
          <table:table-cell office:value-type="float" office:value="0.0307759618543483" calcext:value-type="float">
            <text:p>0.0307759619</text:p>
          </table:table-cell>
          <table:table-cell office:value-type="float" office:value="0.0954324167109552" calcext:value-type="float">
            <text:p>0.0954324167</text:p>
          </table:table-cell>
          <table:table-cell table:style-name="ce2" office:value-type="float" office:value="0.132718055657753" calcext:value-type="float">
            <text:p>0.1327180557</text:p>
          </table:table-cell>
          <table:table-cell office:value-type="float" office:value="0.0771374573662788" calcext:value-type="float">
            <text:p>0.0771374574</text:p>
          </table:table-cell>
          <table:table-cell office:value-type="float" office:value="0.00127730561270411" calcext:value-type="float">
            <text:p>0.0012773056</text:p>
          </table:table-cell>
          <table:table-cell office:value-type="float" office:value="0.00265199729347524" calcext:value-type="float">
            <text:p>0.0026519973</text:p>
          </table:table-cell>
          <table:table-cell office:value-type="float" office:value="0.050007293398126" calcext:value-type="float">
            <text:p>0.0500072934</text:p>
          </table:table-cell>
          <table:table-cell office:value-type="float" office:value="0.010865750892202" calcext:value-type="float">
            <text:p>0.0108657509</text:p>
          </table:table-cell>
        </table:table-row>
        <table:table-row table:style-name="ro1">
          <table:table-cell table:formula="of:=[.AD61]" office:value-type="float" office:value="0.0879041089322845" calcext:value-type="float">
            <text:p>0.0879041089</text:p>
          </table:table-cell>
          <table:table-cell table:number-columns-repeated="4"/>
          <table:table-cell office:value-type="float" office:value="-0.00756196106896877" calcext:value-type="float">
            <text:p>-0.0075619611</text:p>
          </table:table-cell>
          <table:table-cell office:value-type="float" office:value="0.0739327668692419" calcext:value-type="float">
            <text:p>0.0739327669</text:p>
          </table:table-cell>
          <table:table-cell office:value-type="float" office:value="0.0251723973954501" calcext:value-type="float">
            <text:p>0.0251723974</text:p>
          </table:table-cell>
          <table:table-cell office:value-type="float" office:value="0.0881864366819947" calcext:value-type="float">
            <text:p>0.0881864367</text:p>
          </table:table-cell>
          <table:table-cell office:value-type="float" office:value="0.129273254318301" calcext:value-type="float">
            <text:p>0.1292732543</text:p>
          </table:table-cell>
          <table:table-cell office:value-type="float" office:value="0.0102272121877247" calcext:value-type="float">
            <text:p>0.0102272122</text:p>
          </table:table-cell>
          <table:table-cell office:value-type="float" office:value="0.00326034232997023" calcext:value-type="float">
            <text:p>0.0032603423</text:p>
          </table:table-cell>
          <table:table-cell office:value-type="float" office:value="-0.0180104077486405" calcext:value-type="float">
            <text:p>-0.0180104077</text:p>
          </table:table-cell>
          <table:table-cell office:value-type="float" office:value="0.123146201073938" calcext:value-type="float">
            <text:p>0.1231462011</text:p>
          </table:table-cell>
          <table:table-cell office:value-type="float" office:value="-0.0402478343361942" calcext:value-type="float">
            <text:p>-0.0402478343</text:p>
          </table:table-cell>
          <table:table-cell office:value-type="float" office:value="0.044174697774173" calcext:value-type="float">
            <text:p>0.0441746978</text:p>
          </table:table-cell>
          <table:table-cell office:value-type="float" office:value="0.0239107850762272" calcext:value-type="float">
            <text:p>0.0239107851</text:p>
          </table:table-cell>
          <table:table-cell office:value-type="float" office:value="0.0544552903732923" calcext:value-type="float">
            <text:p>0.0544552904</text:p>
          </table:table-cell>
          <table:table-cell office:value-type="float" office:value="0.0237759252316569" calcext:value-type="float">
            <text:p>0.0237759252</text:p>
          </table:table-cell>
          <table:table-cell office:value-type="float" office:value="-0.0160288939100145" calcext:value-type="float">
            <text:p>-0.0160288939</text:p>
          </table:table-cell>
          <table:table-cell office:value-type="float" office:value="-0.0134577302850039" calcext:value-type="float">
            <text:p>-0.0134577303</text:p>
          </table:table-cell>
          <table:table-cell office:value-type="float" office:value="-0.041845154816522" calcext:value-type="float">
            <text:p>-0.0418451548</text:p>
          </table:table-cell>
          <table:table-cell office:value-type="float" office:value="0.00846693284104569" calcext:value-type="float">
            <text:p>0.0084669328</text:p>
          </table:table-cell>
          <table:table-cell office:value-type="float" office:value="0.0105778650994122" calcext:value-type="float">
            <text:p>0.0105778651</text:p>
          </table:table-cell>
          <table:table-cell office:value-type="float" office:value="0.116698384419052" calcext:value-type="float">
            <text:p>0.1166983844</text:p>
          </table:table-cell>
          <table:table-cell office:value-type="float" office:value="0.0203219012208919" calcext:value-type="float">
            <text:p>0.0203219012</text:p>
          </table:table-cell>
          <table:table-cell office:value-type="float" office:value="0.00885112619934399" calcext:value-type="float">
            <text:p>0.0088511262</text:p>
          </table:table-cell>
          <table:table-cell office:value-type="float" office:value="0.0110765321268683" calcext:value-type="float">
            <text:p>0.0110765321</text:p>
          </table:table-cell>
          <table:table-cell office:value-type="float" office:value="0.0771374573662788" calcext:value-type="float">
            <text:p>0.0771374574</text:p>
          </table:table-cell>
          <table:table-cell table:style-name="ce2" office:value-type="float" office:value="0.0879041089322845" calcext:value-type="float">
            <text:p>0.0879041089</text:p>
          </table:table-cell>
          <table:table-cell office:value-type="float" office:value="-0.0115625910937546" calcext:value-type="float">
            <text:p>-0.0115625911</text:p>
          </table:table-cell>
          <table:table-cell office:value-type="float" office:value="0.00868327211879154" calcext:value-type="float">
            <text:p>0.0086832721</text:p>
          </table:table-cell>
          <table:table-cell office:value-type="float" office:value="0.0259863864085986" calcext:value-type="float">
            <text:p>0.0259863864</text:p>
          </table:table-cell>
          <table:table-cell office:value-type="float" office:value="-0.0530439387273907" calcext:value-type="float">
            <text:p>-0.0530439387</text:p>
          </table:table-cell>
        </table:table-row>
        <table:table-row table:style-name="ro1">
          <table:table-cell table:formula="of:=[.AE62]" office:value-type="float" office:value="0.0230748031036503" calcext:value-type="float">
            <text:p>0.0230748031</text:p>
          </table:table-cell>
          <table:table-cell table:number-columns-repeated="4"/>
          <table:table-cell office:value-type="float" office:value="0.0090395345806075" calcext:value-type="float">
            <text:p>0.0090395346</text:p>
          </table:table-cell>
          <table:table-cell office:value-type="float" office:value="0.00507766773855539" calcext:value-type="float">
            <text:p>0.0050776677</text:p>
          </table:table-cell>
          <table:table-cell office:value-type="float" office:value="0.0147668781058023" calcext:value-type="float">
            <text:p>0.0147668781</text:p>
          </table:table-cell>
          <table:table-cell office:value-type="float" office:value="-0.00449128632999365" calcext:value-type="float">
            <text:p>-0.0044912863</text:p>
          </table:table-cell>
          <table:table-cell office:value-type="float" office:value="-0.0240037455485603" calcext:value-type="float">
            <text:p>-0.0240037455</text:p>
          </table:table-cell>
          <table:table-cell office:value-type="float" office:value="0.0306050871016281" calcext:value-type="float">
            <text:p>0.0306050871</text:p>
          </table:table-cell>
          <table:table-cell office:value-type="float" office:value="0.0468916367276506" calcext:value-type="float">
            <text:p>0.0468916367</text:p>
          </table:table-cell>
          <table:table-cell office:value-type="float" office:value="0.0280205033346827" calcext:value-type="float">
            <text:p>0.0280205033</text:p>
          </table:table-cell>
          <table:table-cell office:value-type="float" office:value="-0.0093317165330968" calcext:value-type="float">
            <text:p>-0.0093317165</text:p>
          </table:table-cell>
          <table:table-cell office:value-type="float" office:value="0.0311757550070726" calcext:value-type="float">
            <text:p>0.031175755</text:p>
          </table:table-cell>
          <table:table-cell office:value-type="float" office:value="0.0223075830413707" calcext:value-type="float">
            <text:p>0.022307583</text:p>
          </table:table-cell>
          <table:table-cell office:value-type="float" office:value="0.000928161739594638" calcext:value-type="float">
            <text:p>0.0009281617</text:p>
          </table:table-cell>
          <table:table-cell office:value-type="float" office:value="0.0174981979846096" calcext:value-type="float">
            <text:p>0.017498198</text:p>
          </table:table-cell>
          <table:table-cell office:value-type="float" office:value="0.0117894076916164" calcext:value-type="float">
            <text:p>0.0117894077</text:p>
          </table:table-cell>
          <table:table-cell office:value-type="float" office:value="0.0130364488632939" calcext:value-type="float">
            <text:p>0.0130364489</text:p>
          </table:table-cell>
          <table:table-cell office:value-type="float" office:value="-0.000665952328642479" calcext:value-type="float">
            <text:p>-0.0006659523</text:p>
          </table:table-cell>
          <table:table-cell office:value-type="float" office:value="0.0456802060354931" calcext:value-type="float">
            <text:p>0.045680206</text:p>
          </table:table-cell>
          <table:table-cell office:value-type="float" office:value="-0.00399691428268635" calcext:value-type="float">
            <text:p>-0.0039969143</text:p>
          </table:table-cell>
          <table:table-cell office:value-type="float" office:value="-0.0358075764720594" calcext:value-type="float">
            <text:p>-0.0358075765</text:p>
          </table:table-cell>
          <table:table-cell office:value-type="float" office:value="-0.00438601630206432" calcext:value-type="float">
            <text:p>-0.0043860163</text:p>
          </table:table-cell>
          <table:table-cell office:value-type="float" office:value="0.00520812730841422" calcext:value-type="float">
            <text:p>0.0052081273</text:p>
          </table:table-cell>
          <table:table-cell office:value-type="float" office:value="-0.00447651772565468" calcext:value-type="float">
            <text:p>-0.0044765177</text:p>
          </table:table-cell>
          <table:table-cell office:value-type="float" office:value="-0.0150442914539526" calcext:value-type="float">
            <text:p>-0.0150442915</text:p>
          </table:table-cell>
          <table:table-cell office:value-type="float" office:value="0.00127730561270412" calcext:value-type="float">
            <text:p>0.0012773056</text:p>
          </table:table-cell>
          <table:table-cell office:value-type="float" office:value="-0.0115625910937546" calcext:value-type="float">
            <text:p>-0.0115625911</text:p>
          </table:table-cell>
          <table:table-cell table:style-name="ce2" office:value-type="float" office:value="0.0230748031036503" calcext:value-type="float">
            <text:p>0.0230748031</text:p>
          </table:table-cell>
          <table:table-cell office:value-type="float" office:value="0.00969506597165943" calcext:value-type="float">
            <text:p>0.009695066</text:p>
          </table:table-cell>
          <table:table-cell office:value-type="float" office:value="0.0392911301423777" calcext:value-type="float">
            <text:p>0.0392911301</text:p>
          </table:table-cell>
          <table:table-cell office:value-type="float" office:value="0.100379540109272" calcext:value-type="float">
            <text:p>0.1003795401</text:p>
          </table:table-cell>
        </table:table-row>
        <table:table-row table:style-name="ro1">
          <table:table-cell table:formula="of:=[.AF63]" office:value-type="float" office:value="0.019425264390243" calcext:value-type="float">
            <text:p>0.0194252644</text:p>
          </table:table-cell>
          <table:table-cell table:number-columns-repeated="4"/>
          <table:table-cell office:value-type="float" office:value="-0.00422706224638026" calcext:value-type="float">
            <text:p>-0.0042270622</text:p>
          </table:table-cell>
          <table:table-cell office:value-type="float" office:value="0.000847784714539193" calcext:value-type="float">
            <text:p>0.0008477847</text:p>
          </table:table-cell>
          <table:table-cell office:value-type="float" office:value="0.051327336807732" calcext:value-type="float">
            <text:p>0.0513273368</text:p>
          </table:table-cell>
          <table:table-cell office:value-type="float" office:value="-0.0187202427461318" calcext:value-type="float">
            <text:p>-0.0187202427</text:p>
          </table:table-cell>
          <table:table-cell office:value-type="float" office:value="0.0350921253189556" calcext:value-type="float">
            <text:p>0.0350921253</text:p>
          </table:table-cell>
          <table:table-cell office:value-type="float" office:value="-0.000823581748847279" calcext:value-type="float">
            <text:p>-0.0008235817</text:p>
          </table:table-cell>
          <table:table-cell office:value-type="float" office:value="0.0293013272326927" calcext:value-type="float">
            <text:p>0.0293013272</text:p>
          </table:table-cell>
          <table:table-cell office:value-type="float" office:value="0.0417399014595764" calcext:value-type="float">
            <text:p>0.0417399015</text:p>
          </table:table-cell>
          <table:table-cell office:value-type="float" office:value="0.00408018529616024" calcext:value-type="float">
            <text:p>0.0040801853</text:p>
          </table:table-cell>
          <table:table-cell office:value-type="float" office:value="-0.0112106510563014" calcext:value-type="float">
            <text:p>-0.0112106511</text:p>
          </table:table-cell>
          <table:table-cell office:value-type="float" office:value="0.0133146757869068" calcext:value-type="float">
            <text:p>0.0133146758</text:p>
          </table:table-cell>
          <table:table-cell office:value-type="float" office:value="0.044172668081899" calcext:value-type="float">
            <text:p>0.0441726681</text:p>
          </table:table-cell>
          <table:table-cell office:value-type="float" office:value="-0.00846998897837226" calcext:value-type="float">
            <text:p>-0.008469989</text:p>
          </table:table-cell>
          <table:table-cell office:value-type="float" office:value="0.0424589539383581" calcext:value-type="float">
            <text:p>0.0424589539</text:p>
          </table:table-cell>
          <table:table-cell office:value-type="float" office:value="0.00073618466689036" calcext:value-type="float">
            <text:p>0.0007361847</text:p>
          </table:table-cell>
          <table:table-cell office:value-type="float" office:value="0.0038416866636952" calcext:value-type="float">
            <text:p>0.0038416867</text:p>
          </table:table-cell>
          <table:table-cell office:value-type="float" office:value="0.0299992780992207" calcext:value-type="float">
            <text:p>0.0299992781</text:p>
          </table:table-cell>
          <table:table-cell office:value-type="float" office:value="-0.00496324691327062" calcext:value-type="float">
            <text:p>-0.0049632469</text:p>
          </table:table-cell>
          <table:table-cell office:value-type="float" office:value="-0.0344960020008452" calcext:value-type="float">
            <text:p>-0.034496002</text:p>
          </table:table-cell>
          <table:table-cell office:value-type="float" office:value="0.0361250207840772" calcext:value-type="float">
            <text:p>0.0361250208</text:p>
          </table:table-cell>
          <table:table-cell office:value-type="float" office:value="0.0421622431401269" calcext:value-type="float">
            <text:p>0.0421622431</text:p>
          </table:table-cell>
          <table:table-cell office:value-type="float" office:value="-0.00475703455043457" calcext:value-type="float">
            <text:p>-0.0047570346</text:p>
          </table:table-cell>
          <table:table-cell office:value-type="float" office:value="-0.0375110055622548" calcext:value-type="float">
            <text:p>-0.0375110056</text:p>
          </table:table-cell>
          <table:table-cell office:value-type="float" office:value="0.00265199729347524" calcext:value-type="float">
            <text:p>0.0026519973</text:p>
          </table:table-cell>
          <table:table-cell office:value-type="float" office:value="0.00868327211879155" calcext:value-type="float">
            <text:p>0.0086832721</text:p>
          </table:table-cell>
          <table:table-cell office:value-type="float" office:value="0.00969506597165944" calcext:value-type="float">
            <text:p>0.009695066</text:p>
          </table:table-cell>
          <table:table-cell table:style-name="ce2" office:value-type="float" office:value="0.019425264390243" calcext:value-type="float">
            <text:p>0.0194252644</text:p>
          </table:table-cell>
          <table:table-cell office:value-type="float" office:value="-0.00498719470281943" calcext:value-type="float">
            <text:p>-0.0049871947</text:p>
          </table:table-cell>
          <table:table-cell office:value-type="float" office:value="0.0349656263659296" calcext:value-type="float">
            <text:p>0.0349656264</text:p>
          </table:table-cell>
        </table:table-row>
        <table:table-row table:style-name="ro1">
          <table:table-cell table:formula="of:=[.AG64]" office:value-type="float" office:value="0.163832796515598" calcext:value-type="float">
            <text:p>0.1638327965</text:p>
          </table:table-cell>
          <table:table-cell table:number-columns-repeated="4"/>
          <table:table-cell office:value-type="float" office:value="0.00575515041157625" calcext:value-type="float">
            <text:p>0.0057551504</text:p>
          </table:table-cell>
          <table:table-cell office:value-type="float" office:value="0.0682730499760771" calcext:value-type="float">
            <text:p>0.06827305</text:p>
          </table:table-cell>
          <table:table-cell office:value-type="float" office:value="-0.0428742754833704" calcext:value-type="float">
            <text:p>-0.0428742755</text:p>
          </table:table-cell>
          <table:table-cell office:value-type="float" office:value="0.10694060267827" calcext:value-type="float">
            <text:p>0.1069406027</text:p>
          </table:table-cell>
          <table:table-cell office:value-type="float" office:value="-0.0346575719068835" calcext:value-type="float">
            <text:p>-0.0346575719</text:p>
          </table:table-cell>
          <table:table-cell office:value-type="float" office:value="0.114138500523206" calcext:value-type="float">
            <text:p>0.1141385005</text:p>
          </table:table-cell>
          <table:table-cell office:value-type="float" office:value="0.0668521260400229" calcext:value-type="float">
            <text:p>0.066852126</text:p>
          </table:table-cell>
          <table:table-cell office:value-type="float" office:value="-0.0322763086375471" calcext:value-type="float">
            <text:p>-0.0322763086</text:p>
          </table:table-cell>
          <table:table-cell office:value-type="float" office:value="0.0828281575186903" calcext:value-type="float">
            <text:p>0.0828281575</text:p>
          </table:table-cell>
          <table:table-cell office:value-type="float" office:value="0.061411914024239" calcext:value-type="float">
            <text:p>0.061411914</text:p>
          </table:table-cell>
          <table:table-cell office:value-type="float" office:value="0.0966532158668976" calcext:value-type="float">
            <text:p>0.0966532159</text:p>
          </table:table-cell>
          <table:table-cell office:value-type="float" office:value="-0.0810457544397244" calcext:value-type="float">
            <text:p>-0.0810457544</text:p>
          </table:table-cell>
          <table:table-cell office:value-type="float" office:value="0.133068949984158" calcext:value-type="float">
            <text:p>0.13306895</text:p>
          </table:table-cell>
          <table:table-cell office:value-type="float" office:value="-0.046505902561541" calcext:value-type="float">
            <text:p>-0.0465059026</text:p>
          </table:table-cell>
          <table:table-cell office:value-type="float" office:value="0.0193854077639747" calcext:value-type="float">
            <text:p>0.0193854078</text:p>
          </table:table-cell>
          <table:table-cell office:value-type="float" office:value="-0.0539377758550437" calcext:value-type="float">
            <text:p>-0.0539377759</text:p>
          </table:table-cell>
          <table:table-cell office:value-type="float" office:value="0.0200089852041591" calcext:value-type="float">
            <text:p>0.0200089852</text:p>
          </table:table-cell>
          <table:table-cell office:value-type="float" office:value="-0.0136302573523984" calcext:value-type="float">
            <text:p>-0.0136302574</text:p>
          </table:table-cell>
          <table:table-cell office:value-type="float" office:value="-0.0684517679548406" calcext:value-type="float">
            <text:p>-0.068451768</text:p>
          </table:table-cell>
          <table:table-cell office:value-type="float" office:value="0.0112607187387655" calcext:value-type="float">
            <text:p>0.0112607187</text:p>
          </table:table-cell>
          <table:table-cell office:value-type="float" office:value="-0.0730387854432153" calcext:value-type="float">
            <text:p>-0.0730387854</text:p>
          </table:table-cell>
          <table:table-cell office:value-type="float" office:value="-0.00337146977095649" calcext:value-type="float">
            <text:p>-0.0033714698</text:p>
          </table:table-cell>
          <table:table-cell office:value-type="float" office:value="0.0211455109644101" calcext:value-type="float">
            <text:p>0.021145511</text:p>
          </table:table-cell>
          <table:table-cell office:value-type="float" office:value="0.050007293398126" calcext:value-type="float">
            <text:p>0.0500072934</text:p>
          </table:table-cell>
          <table:table-cell office:value-type="float" office:value="0.0259863864085987" calcext:value-type="float">
            <text:p>0.0259863864</text:p>
          </table:table-cell>
          <table:table-cell office:value-type="float" office:value="0.0392911301423777" calcext:value-type="float">
            <text:p>0.0392911301</text:p>
          </table:table-cell>
          <table:table-cell office:value-type="float" office:value="-0.00498719470281943" calcext:value-type="float">
            <text:p>-0.0049871947</text:p>
          </table:table-cell>
          <table:table-cell table:style-name="ce2" office:value-type="float" office:value="0.163832796515598" calcext:value-type="float">
            <text:p>0.1638327965</text:p>
          </table:table-cell>
          <table:table-cell office:value-type="float" office:value="0.183437246143971" calcext:value-type="float">
            <text:p>0.1834372461</text:p>
          </table:table-cell>
        </table:table-row>
        <table:table-row table:style-name="ro1">
          <table:table-cell table:formula="of:=[.AH65]" office:value-type="float" office:value="0.440355027031827" calcext:value-type="float">
            <text:p>0.440355027</text:p>
          </table:table-cell>
          <table:table-cell table:number-columns-repeated="4"/>
          <table:table-cell office:value-type="float" office:value="0.0463760528980506" calcext:value-type="float">
            <text:p>0.0463760529</text:p>
          </table:table-cell>
          <table:table-cell office:value-type="float" office:value="0.028399387613744" calcext:value-type="float">
            <text:p>0.0283993876</text:p>
          </table:table-cell>
          <table:table-cell office:value-type="float" office:value="0.0424472895970158" calcext:value-type="float">
            <text:p>0.0424472896</text:p>
          </table:table-cell>
          <table:table-cell office:value-type="float" office:value="-0.00621250689852387" calcext:value-type="float">
            <text:p>-0.0062125069</text:p>
          </table:table-cell>
          <table:table-cell office:value-type="float" office:value="-0.121422176713302" calcext:value-type="float">
            <text:p>-0.1214221767</text:p>
          </table:table-cell>
          <table:table-cell office:value-type="float" office:value="0.140477054543914" calcext:value-type="float">
            <text:p>0.1404770545</text:p>
          </table:table-cell>
          <table:table-cell office:value-type="float" office:value="0.202471265113871" calcext:value-type="float">
            <text:p>0.2024712651</text:p>
          </table:table-cell>
          <table:table-cell office:value-type="float" office:value="0.107507471486696" calcext:value-type="float">
            <text:p>0.1075074715</text:p>
          </table:table-cell>
          <table:table-cell office:value-type="float" office:value="-0.0395234714413513" calcext:value-type="float">
            <text:p>-0.0395234714</text:p>
          </table:table-cell>
          <table:table-cell office:value-type="float" office:value="0.149719917249892" calcext:value-type="float">
            <text:p>0.1497199172</text:p>
          </table:table-cell>
          <table:table-cell office:value-type="float" office:value="0.0958131865411902" calcext:value-type="float">
            <text:p>0.0958131865</text:p>
          </table:table-cell>
          <table:table-cell office:value-type="float" office:value="-0.0162327067521017" calcext:value-type="float">
            <text:p>-0.0162327068</text:p>
          </table:table-cell>
          <table:table-cell office:value-type="float" office:value="0.0862741150537754" calcext:value-type="float">
            <text:p>0.0862741151</text:p>
          </table:table-cell>
          <table:table-cell office:value-type="float" office:value="0.034863979288775" calcext:value-type="float">
            <text:p>0.0348639793</text:p>
          </table:table-cell>
          <table:table-cell office:value-type="float" office:value="0.0592331804816965" calcext:value-type="float">
            <text:p>0.0592331805</text:p>
          </table:table-cell>
          <table:table-cell office:value-type="float" office:value="-0.00185795597741131" calcext:value-type="float">
            <text:p>-0.001857956</text:p>
          </table:table-cell>
          <table:table-cell office:value-type="float" office:value="0.194224615103236" calcext:value-type="float">
            <text:p>0.1942246151</text:p>
          </table:table-cell>
          <table:table-cell office:value-type="float" office:value="-0.0128571275836459" calcext:value-type="float">
            <text:p>-0.0128571276</text:p>
          </table:table-cell>
          <table:table-cell office:value-type="float" office:value="-0.140663107755536" calcext:value-type="float">
            <text:p>-0.1406631078</text:p>
          </table:table-cell>
          <table:table-cell office:value-type="float" office:value="-0.0323955400639268" calcext:value-type="float">
            <text:p>-0.0323955401</text:p>
          </table:table-cell>
          <table:table-cell office:value-type="float" office:value="0.00507052312109588" calcext:value-type="float">
            <text:p>0.0050705231</text:p>
          </table:table-cell>
          <table:table-cell office:value-type="float" office:value="-0.0166267207353014" calcext:value-type="float">
            <text:p>-0.0166267207</text:p>
          </table:table-cell>
          <table:table-cell office:value-type="float" office:value="-0.046008921977094" calcext:value-type="float">
            <text:p>-0.046008922</text:p>
          </table:table-cell>
          <table:table-cell office:value-type="float" office:value="0.0108657508922019" calcext:value-type="float">
            <text:p>0.0108657509</text:p>
          </table:table-cell>
          <table:table-cell office:value-type="float" office:value="-0.0530439387273908" calcext:value-type="float">
            <text:p>-0.0530439387</text:p>
          </table:table-cell>
          <table:table-cell office:value-type="float" office:value="0.100379540109272" calcext:value-type="float">
            <text:p>0.1003795401</text:p>
          </table:table-cell>
          <table:table-cell office:value-type="float" office:value="0.0349656263659296" calcext:value-type="float">
            <text:p>0.0349656264</text:p>
          </table:table-cell>
          <table:table-cell office:value-type="float" office:value="0.183437246143971" calcext:value-type="float">
            <text:p>0.1834372461</text:p>
          </table:table-cell>
          <table:table-cell table:style-name="ce2" office:value-type="float" office:value="0.440355027031827" calcext:value-type="float">
            <text:p>0.440355027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'(x'x)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'x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53" calcext:value-type="float">
            <text:p>553</text:p>
          </table:table-cell>
          <table:table-cell office:value-type="float" office:value="559" calcext:value-type="float">
            <text:p>55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23" calcext:value-type="float">
            <text:p>823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0" calcext:value-type="float">
            <text:p>630</text:p>
          </table:table-cell>
          <table:table-cell office:value-type="float" office:value="745" calcext:value-type="float">
            <text:p>74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 office:value-type="float" office:value="568" calcext:value-type="float">
            <text:p>568</text:p>
          </table:table-cell>
          <table:table-cell office:value-type="float" office:value="808" calcext:value-type="float">
            <text:p>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7:09:49.596649165</meta:creation-date>
    <dc:date>2016-01-13T17:30:15.086075887</dc:date>
    <meta:editing-duration>PT5M15S</meta:editing-duration>
    <meta:editing-cycles>2</meta:editing-cycles>
    <meta:generator>LibreOffice/5.0.4.2$Linux_x86 LibreOffice_project/00m0$Build-2</meta:generator>
    <meta:document-statistic meta:table-count="2" meta:cell-count="1144" meta:object-count="0"/>
  </office:meta>
</office:document-meta>
</file>